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Eras Bk BT'" style:font-family-asian="'Eras Bk BT'" style:font-family-complex="'Eras Bk BT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NewsGotT" style:font-family-asian="NewsGotT" style:font-family-complex="NewsGotT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NewsGotT" style:font-family-asian="NewsGotT" style:font-family-complex="NewsGotT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bold" fo:font-family="NewsGotT" style:font-family-asian="NewsGotT" style:font-family-complex="NewsGotT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5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6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1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1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5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5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6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6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6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7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7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7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8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8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8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29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29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0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0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0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1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1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1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2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2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2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3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3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4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6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7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48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49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0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1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52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3" style:family="text">
      <style:text-properties fo:font-size="10.00pt" fo:font-weight="normal" style:text-underline-mode="continuous" style:text-underline-type="single" style:text-underline-style="solid" style:text-underline-width="normal" fo:font-family="NewsGotT" style:font-family-asian="NewsGotT" style:font-family-complex="NewsGotT" fo:background-color="transparent" fo:color="#0000ff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NewsGotT" style:font-family-asian="NewsGotT" style:font-family-complex="NewsGotT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NewsGotT" style:font-family-asian="NewsGotT" style:font-family-complex="NewsGotT" fo:background-color="transparent" style:use-window-font-color="true" fo:font-style="italic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NewsGotT" style:font-family-asian="NewsGotT" style:font-family-complex="NewsGotT" fo:background-color="transparent" style:use-window-font-color="true" fo:font-style="italic"/>
    </style:style>
    <style:style style:name="T364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65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78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1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38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9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92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393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3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14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29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30" style:family="text">
      <style:text-properties fo:font-size="11.00pt" fo:font-weight="normal" fo:font-family="'Arial, sans-serif'" style:font-family-asian="'Arial, sans-serif'" style:font-family-complex="'Arial, sans-serif'" fo:background-color="transparent" fo:color="#274e13" fo:font-style="italic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 fo:font-style="italic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'Arial, sans-serif'" style:font-family-asian="'Arial, sans-serif'" style:font-family-complex="'Arial, sans-serif'" fo:background-color="transparent" fo:color="#000000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bold" fo:font-family="'Arial, sans-serif'" style:font-family-asian="'Arial, sans-serif'" style:font-family-complex="'Arial, sans-serif'" fo:background-color="transparent" fo:color="#000000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#ff0000" fo:color="#ffffff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51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47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497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00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03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04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05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06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09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0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11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2" style:family="text">
      <style:text-properties fo:font-size="11.00pt" fo:font-weight="normal" fo:font-family="'Cambria Math'" style:font-family-asian="'Cambria Math'" style:font-family-complex="'Cambria Math'" fo:background-color="#ffff00" style:use-window-font-color="true"/>
    </style:style>
    <style:style style:name="T513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4" style:family="text">
      <style:text-properties fo:font-size="11.00pt" fo:font-weight="normal" fo:font-family="NewsGotT" style:font-family-asian="NewsGotT" style:font-family-complex="NewsGotT" fo:background-color="#ff0000" fo:color="#ffffff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17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18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19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4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5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26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28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0.00pt" fo:font-weight="bold" fo:font-family="NewsGotT" style:font-family-asian="NewsGotT" style:font-family-complex="NewsGotT" fo:background-color="#ffff00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0.00pt" fo:font-weight="normal" fo:font-family="NewsGotT" style:font-family-asian="NewsGotT" style:font-family-complex="NewsGotT" fo:background-color="#ffff00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3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4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95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6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597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598" style:family="text">
      <style:text-properties fo:font-size="11.00pt" fo:font-weight="normal" fo:font-family="'Segoe UI Symbol'" style:font-family-asian="'Segoe UI Symbol'" style:font-family-complex="'Segoe UI Symbol'" fo:background-color="#ffff00" style:use-window-font-color="true"/>
    </style:style>
    <style:style style:name="T599" style:family="text">
      <style:text-properties fo:font-size="11.00pt" fo:font-weight="normal" fo:font-family="NewsGotT" style:font-family-asian="NewsGotT" style:font-family-complex="NewsGotT" fo:background-color="#ffff00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2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5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08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4.00pt" fo:font-weight="bold" fo:font-family="'Eras Md BT'" style:font-family-asian="'Eras Md BT'" style:font-family-complex="'Eras Md BT'" fo:background-color="transparent" style:use-window-font-color="true"/>
    </style:style>
    <style:style style:name="T611" style:family="text">
      <style:text-properties fo:font-size="11.00pt" fo:font-weight="normal" fo:font-family="NewsGotT" style:font-family-asian="NewsGotT" style:font-family-complex="NewsGotT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right" fo:margin-bottom="8.50pt"/>
    </style:style>
    <style:style style:name="P3" style:family="paragraph">
      <style:paragraph-properties fo:line-height="100.00%" fo:text-align="right"/>
    </style:style>
    <style:style style:name="P4" style:family="paragraph">
      <style:paragraph-properties fo:line-height="100.00%" fo:text-align="justify" fo:margin-bottom="6.00pt"/>
    </style:style>
    <style:style style:name="P5" style:family="paragraph">
      <style:paragraph-properties fo:line-height="100.00%" fo:text-align="right" fo:margin-bottom="6.00pt"/>
    </style:style>
    <style:style style:name="P6" style:family="paragraph">
      <style:paragraph-properties fo:line-height="100.00%" fo:text-align="left" fo:margin-bottom="6.00p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79.15pt"/>
        </style:tab-stops>
      </style:paragraph-properties>
    </style:style>
    <style:style style:name="P8" style:family="paragraph">
      <style:paragraph-properties fo:line-height="100.00%" fo:text-align="justify" fo:margin-bottom="6.00p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479.15pt"/>
        </style:tab-stops>
      </style:paragraph-properties>
    </style:style>
    <style:style style:name="P10" style:family="paragraph">
      <style:paragraph-properties fo:line-height="100.00%" fo:text-align="right" fo:margin-bottom="6.00pt"/>
    </style:style>
    <style:style style:name="P11" style:family="paragraph">
      <style:paragraph-properties fo:line-height="100.00%" fo:text-align="left" fo:margin-top="12.00pt" fo:margin-bottom="6.00pt"/>
    </style:style>
    <style:style style:name="P12" style:family="paragraph">
      <style:paragraph-properties fo:line-height="100.00%" fo:text-align="center" fo:margin-bottom="6.00pt"/>
    </style:style>
    <style:style style:name="P13" style:family="paragraph">
      <style:paragraph-properties fo:line-height="100.00%" fo:text-align="justify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402.60pt"/>
        </style:tab-stops>
      </style:paragraph-properties>
    </style:style>
    <style:style style:name="P16" style:family="paragraph">
      <style:paragraph-properties fo:line-height="100.00%" fo:text-align="justify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402.60pt"/>
        </style:tab-stops>
      </style:paragraph-properties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19" style:family="paragraph">
      <style:paragraph-properties fo:line-height="100.00%" fo:text-align="justify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1" style:family="paragraph">
      <style:paragraph-properties fo:line-height="100.00%" fo:text-align="justify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3" style:family="paragraph">
      <style:paragraph-properties fo:line-height="100.00%" fo:text-align="justify"/>
    </style:style>
    <style:style style:name="P24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</style:tab-stops>
      </style:paragraph-properties>
    </style:style>
    <style:style style:name="P2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77055.65pt" style:char="." style:type="char"/>
          <style:tab-stop style:position="22.90pt"/>
        </style:tab-stops>
      </style:paragraph-properties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07.7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402.60pt"/>
          <style:tab-stop style:position="77078.05pt" style:char="." style:type="char"/>
          <style:tab-stop style:position="1622.9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402.60pt"/>
          <style:tab-stop style:position="77078.05pt" style:char="." style:type="char"/>
          <style:tab-stop style:position="1622.90pt"/>
        </style:tab-stops>
      </style:paragraph-properties>
    </style:style>
    <style:style style:name="P40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1" style:family="paragraph">
      <style:paragraph-properties fo:line-height="100.00%" fo:text-align="center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5" style:family="paragraph">
      <style:paragraph-properties fo:line-height="100.00%" fo:text-align="center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42.00pt"/>
          <style:tab-stop style:position="3287.40pt"/>
          <style:tab-stop style:position="444057.25pt" style:type="right"/>
          <style:tab-stop style:position="22.9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49" style:family="paragraph">
      <style:paragraph-properties fo:line-height="100.00%" fo:text-align="justify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1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2" style:family="paragraph">
      <style:paragraph-properties fo:line-height="100.00%" fo:text-align="justify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4" style:family="paragraph">
      <style:paragraph-properties fo:line-height="100.00%" fo:text-align="justify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6" style:family="paragraph">
      <style:paragraph-properties fo:line-height="100.00%" fo:text-align="justify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58" style:family="paragraph">
      <style:paragraph-properties fo:line-height="100.00%" fo:text-align="justify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60" style:family="paragraph">
      <style:paragraph-properties fo:line-height="100.00%" fo:text-align="justify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450.85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justify" fo:margin-bottom="6.00pt"/>
    </style:style>
    <style:style style:name="P64" style:family="paragraph">
      <style:paragraph-properties fo:line-height="100.00%" fo:text-align="center" fo:margin-top="12.00pt" fo:margin-bottom="6.00pt"/>
    </style:style>
    <style:style style:name="P65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66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67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68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69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0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1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2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3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4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5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6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7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78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79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0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81" style:family="paragraph">
      <style:paragraph-properties fo:line-height="100.00%" fo:text-align="left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2" style:family="paragraph">
      <style:paragraph-properties fo:line-height="100.00%" fo:text-align="left" fo:margin-left="14.15pt" fo:text-indent="0.00pt" fo:margin-top="2.85pt" fo:margin-bottom="2.85pt">
        <style:tab-stops>
          <style:tab-stop style:position="425.25pt" style:type="right" style:leader-style="dotted"/>
        </style:tab-stops>
      </style:paragraph-properties>
    </style:style>
    <style:style style:name="P83" style:family="paragraph">
      <style:paragraph-properties fo:line-height="100.00%" fo:text-align="justify" fo:margin-bottom="6.00pt"/>
    </style:style>
    <style:style style:name="P84" style:family="paragraph">
      <style:paragraph-properties fo:line-height="100.00%" fo:text-align="center" fo:margin-left="2.85pt" fo:text-indent="0.00pt" fo:margin-top="5.65pt" fo:margin-bottom="5.65pt">
        <style:tab-stops>
          <style:tab-stop style:position="447.85pt" style:type="right" style:leader-style="dotted"/>
        </style:tab-stops>
      </style:paragraph-properties>
    </style:style>
    <style:style style:name="P85" style:family="paragraph">
      <style:paragraph-properties fo:line-height="100.00%" fo:text-align="left" fo:margin-left="21.55pt" fo:text-indent="-21.55pt" fo:margin-top="12.00pt" fo:margin-bottom="6.00pt"/>
    </style:style>
    <style:style style:name="P86" style:family="paragraph">
      <style:paragraph-properties fo:line-height="100.00%" fo:text-align="justify" fo:margin-bottom="6.00pt"/>
    </style:style>
    <text:list-style style:name="L8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87" style:family="paragraph">
      <style:paragraph-properties fo:line-height="100.00%" fo:text-align="justify" fo:margin-bottom="6.00pt"/>
    </style:style>
    <style:style style:name="P88" style:family="paragraph">
      <style:paragraph-properties fo:line-height="100.00%" fo:text-align="justify" fo:margin-bottom="6.00pt"/>
    </style:style>
    <style:style style:name="P89" style:family="paragraph">
      <style:paragraph-properties fo:line-height="100.00%" fo:text-align="left" fo:margin-top="12.00pt" fo:margin-bottom="6.00pt"/>
    </style:style>
    <style:style style:name="P90" style:family="paragraph">
      <style:paragraph-properties fo:line-height="100.00%" fo:text-align="justify" fo:margin-bottom="6.00pt"/>
    </style:style>
    <text:list-style style:name="L9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91" style:family="paragraph">
      <style:paragraph-properties fo:line-height="100.00%" fo:text-align="justify" fo:margin-bottom="6.00pt"/>
    </style:style>
    <style:style style:name="P92" style:family="paragraph">
      <style:paragraph-properties fo:line-height="100.00%" fo:text-align="justify" fo:margin-bottom="6.00pt"/>
    </style:style>
    <style:style style:name="P93" style:family="paragraph">
      <style:paragraph-properties fo:line-height="100.00%" fo:text-align="left" fo:margin-top="12.00pt" fo:margin-bottom="6.00pt"/>
    </style:style>
    <style:style style:name="P94" style:family="paragraph">
      <style:paragraph-properties fo:line-height="100.00%" fo:text-align="justify" fo:margin-bottom="6.00pt"/>
    </style:style>
    <style:style style:name="P95" style:family="paragraph">
      <style:paragraph-properties fo:line-height="100.00%" fo:text-align="justify"/>
    </style:style>
    <style:style style:name="P96" style:family="paragraph">
      <style:paragraph-properties fo:line-height="100.00%" fo:text-align="left" fo:margin-left="21.55pt" fo:text-indent="-21.55pt" fo:margin-top="12.00pt" fo:margin-bottom="6.00pt"/>
    </style:style>
    <style:style style:name="P97" style:family="paragraph">
      <style:paragraph-properties fo:line-height="100.00%" fo:text-align="justify" fo:margin-bottom="6.00pt"/>
    </style:style>
    <style:style style:name="P98" style:family="paragraph">
      <style:paragraph-properties fo:line-height="100.00%" fo:text-align="left" fo:margin-top="12.00pt" fo:margin-bottom="6.00pt"/>
    </style:style>
    <style:style style:name="P99" style:family="paragraph">
      <style:paragraph-properties fo:line-height="100.00%" fo:text-align="justify" fo:margin-bottom="6.00pt"/>
    </style:style>
    <style:style style:name="P100" style:family="paragraph">
      <style:paragraph-properties fo:line-height="100.00%" fo:text-align="left" fo:margin-top="12.00pt" fo:margin-bottom="6.00pt"/>
    </style:style>
    <style:style style:name="P101" style:family="paragraph">
      <style:paragraph-properties fo:line-height="100.00%" fo:text-align="justify" fo:margin-bottom="6.00pt"/>
    </style:style>
    <style:style style:name="P102" style:family="paragraph">
      <style:paragraph-properties fo:line-height="100.00%" fo:text-align="left" fo:margin-left="21.55pt" fo:text-indent="-21.55pt" fo:margin-top="12.00pt" fo:margin-bottom="6.00pt"/>
    </style:style>
    <style:style style:name="P103" style:family="paragraph">
      <style:paragraph-properties fo:line-height="100.00%" fo:text-align="justify" fo:margin-bottom="6.00pt"/>
    </style:style>
    <style:style style:name="P104" style:family="paragraph">
      <style:paragraph-properties fo:line-height="100.00%" fo:text-align="left" fo:margin-top="12.00pt" fo:margin-bottom="6.00pt"/>
    </style:style>
    <style:style style:name="P105" style:family="paragraph">
      <style:paragraph-properties fo:line-height="100.00%" fo:text-align="justify" fo:margin-bottom="6.00pt"/>
    </style:style>
    <style:style style:name="P106" style:family="paragraph">
      <style:paragraph-properties fo:line-height="100.00%" fo:text-align="left" fo:margin-left="21.55pt" fo:text-indent="-21.55pt" fo:margin-top="12.00pt" fo:margin-bottom="6.00pt"/>
    </style:style>
    <style:style style:name="P107" style:family="paragraph">
      <style:paragraph-properties fo:line-height="100.00%" fo:text-align="justify" fo:margin-bottom="6.00pt"/>
    </style:style>
    <style:style style:name="P108" style:family="paragraph">
      <style:paragraph-properties fo:line-height="100.00%" fo:text-align="left" fo:margin-top="12.00pt" fo:margin-bottom="6.00pt"/>
    </style:style>
    <style:style style:name="P109" style:family="paragraph">
      <style:paragraph-properties fo:line-height="100.00%" fo:text-align="justify" fo:margin-bottom="6.00pt"/>
    </style:style>
    <style:style style:name="P110" style:family="paragraph">
      <style:paragraph-properties fo:line-height="100.00%" fo:text-align="justify" fo:margin-left="21.55pt" fo:text-indent="-21.55pt" fo:margin-top="12.00pt" fo:margin-bottom="6.00pt"/>
    </style:style>
    <style:style style:name="P111" style:family="paragraph">
      <style:paragraph-properties fo:line-height="100.00%" fo:text-align="justify" fo:margin-bottom="6.00pt"/>
    </style:style>
    <style:style style:name="P112" style:family="paragraph">
      <style:paragraph-properties fo:line-height="100.00%" fo:text-align="left" fo:margin-top="12.00pt" fo:margin-bottom="6.00pt"/>
    </style:style>
    <style:style style:name="P113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11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4" style:family="paragraph">
      <style:paragraph-properties fo:line-height="120.00%" fo:text-align="justify"/>
    </style:style>
    <style:style style:name="P115" style:family="paragraph">
      <style:paragraph-properties fo:line-height="100.00%" fo:text-align="justify"/>
    </style:style>
    <style:style style:name="P116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text:list-style style:name="L11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17" style:family="paragraph">
      <style:paragraph-properties fo:line-height="120.00%" fo:text-align="justify"/>
    </style:style>
    <style:style style:name="P118" style:family="paragraph">
      <style:paragraph-properties fo:line-height="100.00%" fo:text-align="justify"/>
    </style:style>
    <style:style style:name="P119" style:family="paragraph">
      <style:paragraph-properties fo:line-height="100.00%" fo:text-align="left" fo:margin-left="5.00pt" fo:text-indent="-5.00pt">
        <style:tab-stops>
          <style:tab-stop style:position="196.00pt" style:type="center"/>
          <style:tab-stop style:position="65788.00pt" style:leader-style="dotted"/>
        </style:tab-stops>
      </style:paragraph-properties>
    </style:style>
    <style:style style:name="P12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2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1" style:family="paragraph">
      <style:paragraph-properties fo:line-height="120.00%" fo:text-align="justify"/>
    </style:style>
    <style:style style:name="P12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4" style:family="paragraph">
      <style:paragraph-properties fo:line-height="100.00%" fo:text-align="justify"/>
    </style:style>
    <style:style style:name="P12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2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27" style:family="paragraph">
      <style:paragraph-properties fo:line-height="120.00%" fo:text-align="justify"/>
    </style:style>
    <style:style style:name="P128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2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0" style:family="paragraph">
      <style:paragraph-properties fo:line-height="120.00%" fo:text-align="justify"/>
    </style:style>
    <style:style style:name="P131" style:family="paragraph">
      <style:paragraph-properties fo:line-height="100.00%" fo:text-align="justify"/>
    </style:style>
    <style:style style:name="P13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34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34" style:family="paragraph">
      <style:paragraph-properties fo:line-height="120.00%" fo:text-align="justify"/>
    </style:style>
    <style:style style:name="P13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37" style:family="paragraph">
      <style:paragraph-properties fo:line-height="120.00%" fo:text-align="justify"/>
    </style:style>
    <style:style style:name="P138" style:family="paragraph">
      <style:paragraph-properties fo:line-height="100.00%" fo:text-align="justify"/>
    </style:style>
    <style:style style:name="P13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4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1" style:family="paragraph">
      <style:paragraph-properties fo:line-height="120.00%" fo:text-align="justify"/>
    </style:style>
    <style:style style:name="P14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4" style:family="paragraph">
      <style:paragraph-properties fo:line-height="120.00%" fo:text-align="justify"/>
    </style:style>
    <style:style style:name="P145" style:family="paragraph">
      <style:paragraph-properties fo:line-height="100.00%" fo:text-align="justify"/>
    </style:style>
    <style:style style:name="P14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4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48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48" style:family="paragraph">
      <style:paragraph-properties fo:line-height="120.00%" fo:text-align="justify"/>
    </style:style>
    <style:style style:name="P149" style:family="paragraph">
      <style:paragraph-properties fo:line-height="120.00%" fo:text-align="justify" fo:margin-left="36.00pt" fo:text-indent="0.00pt"/>
    </style:style>
    <style:style style:name="P15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51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2" style:family="paragraph">
      <style:paragraph-properties fo:line-height="120.00%" fo:text-align="justify" fo:margin-left="18.00pt" fo:text-indent="-18.00pt"/>
    </style:style>
    <style:style style:name="P153" style:family="paragraph">
      <style:paragraph-properties fo:line-height="120.00%" fo:text-align="justify"/>
    </style:style>
    <style:style style:name="P154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5" style:family="paragraph">
      <style:paragraph-properties fo:line-height="120.00%" fo:text-align="justify" fo:margin-left="18.00pt" fo:text-indent="-18.00pt"/>
    </style:style>
    <style:style style:name="P156" style:family="paragraph">
      <style:paragraph-properties fo:line-height="100.00%" fo:text-align="justify"/>
    </style:style>
    <style:style style:name="P157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58" style:family="paragraph">
      <style:paragraph-properties fo:line-height="120.00%" fo:text-align="justify" fo:margin-left="18.00pt" fo:text-indent="-18.00pt"/>
    </style:style>
    <style:style style:name="P159" style:family="paragraph">
      <style:paragraph-properties fo:line-height="100.00%" fo:text-align="justify"/>
    </style:style>
    <style:style style:name="P160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1" style:family="paragraph">
      <style:paragraph-properties fo:line-height="120.00%" fo:text-align="justify" fo:margin-left="18.00pt" fo:text-indent="-18.00pt"/>
    </style:style>
    <style:style style:name="P162" style:family="paragraph">
      <style:paragraph-properties fo:line-height="100.00%" fo:text-align="justify"/>
    </style:style>
    <style:style style:name="P163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4" style:family="paragraph">
      <style:paragraph-properties fo:line-height="100.00%" fo:text-align="justify"/>
    </style:style>
    <style:style style:name="P16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6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67" style:family="paragraph">
      <style:paragraph-properties fo:line-height="120.00%" fo:text-align="justify" fo:margin-left="18.00pt" fo:text-indent="-18.00pt"/>
    </style:style>
    <style:style style:name="P168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69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0" style:family="paragraph">
      <style:paragraph-properties fo:line-height="120.00%" fo:text-align="justify" fo:margin-left="18.00pt" fo:text-indent="-18.00pt"/>
    </style:style>
    <style:style style:name="P171" style:family="paragraph">
      <style:paragraph-properties fo:line-height="120.00%" fo:text-align="justify"/>
    </style:style>
    <style:style style:name="P172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3" style:family="paragraph">
      <style:paragraph-properties fo:line-height="120.00%" fo:text-align="justify" fo:margin-left="18.00pt" fo:text-indent="-18.00pt"/>
    </style:style>
    <style:style style:name="P174" style:family="paragraph">
      <style:paragraph-properties fo:line-height="100.00%" fo:text-align="justify"/>
    </style:style>
    <style:style style:name="P175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6" style:family="paragraph">
      <style:paragraph-properties fo:line-height="120.00%" fo:text-align="justify" fo:margin-left="18.00pt" fo:text-indent="-18.00pt"/>
    </style:style>
    <style:style style:name="P177" style:family="paragraph">
      <style:paragraph-properties fo:line-height="100.00%" fo:text-align="justify"/>
    </style:style>
    <style:style style:name="P178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79" style:family="paragraph">
      <style:paragraph-properties fo:line-height="120.00%" fo:text-align="justify" fo:margin-left="18.00pt" fo:text-indent="-18.00pt"/>
    </style:style>
    <style:style style:name="P180" style:family="paragraph">
      <style:paragraph-properties fo:line-height="100.00%" fo:text-align="justify"/>
    </style:style>
    <style:style style:name="P181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82" style:family="paragraph">
      <style:paragraph-properties fo:line-height="100.00%" fo:text-align="justify"/>
    </style:style>
    <style:style style:name="P183" style:family="paragraph">
      <style:paragraph-properties fo:line-height="100.00%" fo:text-align="left" fo:margin-left="5.00pt" fo:text-indent="-5.00pt">
        <style:tab-stops>
          <style:tab-stop style:position="55.10pt" style:type="center"/>
          <style:tab-stop style:position="65788.00pt" style:leader-style="dotted"/>
          <style:tab-stop style:position="421116.65pt" style:type="right"/>
        </style:tab-stops>
      </style:paragraph-properties>
    </style:style>
    <style:style style:name="P184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8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85" style:family="paragraph">
      <style:paragraph-properties fo:line-height="120.00%" fo:text-align="justify"/>
    </style:style>
    <style:style style:name="P186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87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88" style:family="paragraph">
      <style:paragraph-properties fo:line-height="100.00%" fo:text-align="justify"/>
    </style:style>
    <style:style style:name="P189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0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text:list-style style:name="L191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191" style:family="paragraph">
      <style:paragraph-properties fo:line-height="120.00%" fo:text-align="justify"/>
    </style:style>
    <style:style style:name="P192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3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4" style:family="paragraph">
      <style:paragraph-properties fo:line-height="100.00%" fo:text-align="justify"/>
    </style:style>
    <style:style style:name="P195" style:family="paragraph">
      <style:paragraph-properties fo:line-height="100.00%" fo:text-align="left" fo:margin-left="5.00pt" fo:text-indent="-5.00pt">
        <style:tab-stops>
          <style:tab-stop style:position="455.50pt" style:type="center"/>
        </style:tab-stops>
      </style:paragraph-properties>
    </style:style>
    <style:style style:name="P196" style:family="paragraph">
      <style:paragraph-properties fo:line-height="100.00%" fo:text-align="justify"/>
    </style:style>
    <style:style style:name="P197" style:family="paragraph">
      <style:paragraph-properties fo:line-height="100.00%" fo:text-align="justify" fo:margin-bottom="6.00pt"/>
    </style:style>
    <style:style style:name="P198" style:family="paragraph">
      <style:paragraph-properties fo:line-height="100.00%" fo:text-align="left" fo:margin-top="12.00pt" fo:margin-bottom="6.00pt"/>
    </style:style>
    <style:style style:name="P199" style:family="paragraph">
      <style:paragraph-properties fo:line-height="100.00%" fo:text-align="justify" fo:margin-bottom="6.00pt"/>
    </style:style>
    <style:style style:name="P200" style:family="paragraph">
      <style:paragraph-properties fo:line-height="100.00%" fo:text-align="left" fo:margin-top="12.00pt" fo:margin-bottom="6.00pt"/>
    </style:style>
    <style:style style:name="P201" style:family="paragraph">
      <style:paragraph-properties fo:line-height="100.00%" fo:text-align="justify" fo:margin-bottom="6.00pt"/>
    </style:style>
    <style:style style:name="P202" style:family="paragraph">
      <style:paragraph-properties fo:line-height="100.00%" fo:text-align="left" fo:margin-left="21.55pt" fo:text-indent="-21.55pt" fo:margin-top="12.00pt" fo:margin-bottom="6.00pt"/>
    </style:style>
    <style:style style:name="P203" style:family="paragraph">
      <style:paragraph-properties fo:line-height="100.00%" fo:text-align="justify" fo:margin-bottom="6.00pt"/>
    </style:style>
    <style:style style:name="P204" style:family="paragraph">
      <style:paragraph-properties fo:line-height="100.00%" fo:text-align="left" fo:margin-top="12.00pt" fo:margin-bottom="6.00pt"/>
    </style:style>
    <style:style style:name="P205" style:family="paragraph">
      <style:paragraph-properties fo:line-height="100.00%" fo:text-align="justify" fo:margin-bottom="6.00pt"/>
    </style:style>
    <style:style style:name="P206" style:family="paragraph">
      <style:paragraph-properties fo:line-height="100.00%" fo:text-align="left" fo:margin-top="12.00pt" fo:margin-bottom="6.00pt"/>
    </style:style>
    <style:style style:name="P207" style:family="paragraph">
      <style:paragraph-properties fo:line-height="100.00%" fo:text-align="justify" fo:margin-bottom="6.00pt"/>
    </style:style>
    <style:style style:name="P208" style:family="paragraph">
      <style:paragraph-properties fo:line-height="100.00%" fo:text-align="left" fo:margin-top="12.00pt" fo:margin-bottom="6.00pt"/>
    </style:style>
    <style:style style:name="P209" style:family="paragraph">
      <style:paragraph-properties fo:line-height="100.00%" fo:text-align="justify" fo:margin-bottom="6.00pt"/>
    </style:style>
    <style:style style:name="P210" style:family="paragraph">
      <style:paragraph-properties fo:line-height="100.00%" fo:text-align="left" fo:margin-top="12.00pt" fo:margin-bottom="6.00pt"/>
    </style:style>
    <style:style style:name="P211" style:family="paragraph">
      <style:paragraph-properties fo:line-height="100.00%" fo:text-align="justify" fo:margin-bottom="6.00pt"/>
    </style:style>
    <style:style style:name="P212" style:family="paragraph">
      <style:paragraph-properties fo:line-height="100.00%" fo:text-align="left" fo:margin-left="21.55pt" fo:text-indent="-21.55pt" fo:margin-top="12.00pt" fo:margin-bottom="6.00pt"/>
    </style:style>
    <style:style style:name="P213" style:family="paragraph">
      <style:paragraph-properties fo:line-height="100.00%" fo:text-align="justify" fo:margin-bottom="6.00pt"/>
    </style:style>
    <style:style style:name="P214" style:family="paragraph">
      <style:paragraph-properties fo:line-height="100.00%" fo:text-align="left" fo:margin-top="12.00pt" fo:margin-bottom="6.00pt"/>
    </style:style>
    <style:style style:name="P215" style:family="paragraph">
      <style:paragraph-properties fo:line-height="100.00%" fo:text-align="justify" fo:margin-bottom="6.00pt"/>
    </style:style>
    <style:style style:name="P216" style:family="paragraph">
      <style:paragraph-properties fo:line-height="100.00%" fo:text-align="left" fo:margin-top="12.00pt" fo:margin-bottom="6.00pt"/>
    </style:style>
    <style:style style:name="P217" style:family="paragraph">
      <style:paragraph-properties fo:line-height="100.00%" fo:text-align="justify" fo:margin-bottom="6.00pt"/>
    </style:style>
    <style:style style:name="P218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402.60pt"/>
          <style:tab-stop style:position="421118.95pt" style:type="right"/>
          <style:tab-stop style:position="1622.90pt"/>
          <style:tab-stop style:position="108.95pt"/>
          <style:tab-stop style:position="3402.60pt"/>
        </style:tab-stops>
      </style:paragraph-properties>
    </style:style>
    <style:style style:name="P219" style:family="paragraph">
      <style:paragraph-properties fo:line-height="100.00%" fo:text-align="center"/>
    </style:style>
    <style:style style:name="P220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402.60pt"/>
          <style:tab-stop style:position="421118.95pt" style:type="right"/>
          <style:tab-stop style:position="1622.90pt"/>
          <style:tab-stop style:position="108.95pt"/>
          <style:tab-stop style:position="3402.60pt"/>
        </style:tab-stops>
      </style:paragraph-properties>
    </style:style>
    <style:style style:name="P221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2" style:family="paragraph">
      <style:paragraph-properties fo:line-height="100.00%" fo:text-align="justify"/>
    </style:style>
    <style:style style:name="P223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4" style:family="paragraph">
      <style:paragraph-properties fo:line-height="100.00%" fo:text-align="justify"/>
    </style:style>
    <style:style style:name="P225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6" style:family="paragraph">
      <style:paragraph-properties fo:line-height="100.00%" fo:text-align="justify"/>
    </style:style>
    <style:style style:name="P227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28" style:family="paragraph">
      <style:paragraph-properties fo:line-height="100.00%" fo:text-align="justify"/>
    </style:style>
    <style:style style:name="P229" style:family="paragraph">
      <style:paragraph-properties fo:line-height="100.00%" fo:text-align="left" fo:margin-left="2.70pt" fo:text-indent="-2.70pt">
        <style:tab-stops>
          <style:tab-stop style:position="36.80pt"/>
          <style:tab-stop style:position="3287.40pt"/>
          <style:tab-stop style:position="421118.95pt" style:type="right"/>
          <style:tab-stop style:position="22.90pt"/>
          <style:tab-stop style:position="108.95pt"/>
          <style:tab-stop style:position="3287.40pt"/>
        </style:tab-stops>
      </style:paragraph-properties>
    </style:style>
    <style:style style:name="P230" style:family="paragraph">
      <style:paragraph-properties fo:line-height="100.00%" fo:text-align="justify" fo:margin-bottom="6.00pt"/>
    </style:style>
    <style:style style:name="P231" style:family="paragraph">
      <style:paragraph-properties fo:line-height="100.00%" fo:text-align="left" fo:margin-left="21.55pt" fo:text-indent="-21.55pt" fo:margin-top="12.00pt" fo:margin-bottom="6.00pt"/>
    </style:style>
    <style:style style:name="P232" style:family="paragraph">
      <style:paragraph-properties fo:line-height="100.00%" fo:text-align="justify" fo:margin-bottom="6.00pt"/>
    </style:style>
    <style:style style:name="P233" style:family="paragraph">
      <style:paragraph-properties fo:line-height="100.00%" fo:text-align="left" fo:margin-top="12.00pt" fo:margin-bottom="6.00pt"/>
    </style:style>
    <style:style style:name="P234" style:family="paragraph">
      <style:paragraph-properties fo:line-height="100.00%" fo:text-align="justify" fo:margin-bottom="6.00pt"/>
    </style:style>
    <style:style style:name="P235" style:family="paragraph">
      <style:paragraph-properties fo:line-height="100.00%" fo:text-align="left" fo:margin-top="12.00pt" fo:margin-bottom="6.00pt"/>
    </style:style>
    <style:style style:name="P236" style:family="paragraph">
      <style:paragraph-properties fo:line-height="100.00%" fo:text-align="justify" fo:margin-bottom="6.00pt"/>
    </style:style>
    <style:style style:name="P237" style:family="paragraph">
      <style:paragraph-properties fo:line-height="100.00%" fo:text-align="left" fo:margin-left="21.55pt" fo:text-indent="-21.55pt" fo:margin-top="12.00pt" fo:margin-bottom="6.00pt"/>
    </style:style>
    <style:style style:name="P238" style:family="paragraph">
      <style:paragraph-properties fo:line-height="100.00%" fo:text-align="justify" fo:margin-bottom="6.00pt"/>
    </style:style>
    <style:style style:name="P239" style:family="paragraph">
      <style:paragraph-properties fo:line-height="100.00%" fo:text-align="justify"/>
    </style:style>
    <style:style style:name="P240" style:family="paragraph">
      <style:paragraph-properties fo:line-height="100.00%" fo:text-align="left" fo:margin-top="12.00pt" fo:margin-bottom="6.00pt"/>
    </style:style>
    <style:style style:name="P241" style:family="paragraph">
      <style:paragraph-properties fo:line-height="100.00%" fo:text-align="justify" fo:margin-bottom="6.00pt"/>
    </style:style>
    <style:style style:name="P242" style:family="paragraph">
      <style:paragraph-properties fo:line-height="100.00%" fo:text-align="justify"/>
    </style:style>
    <style:style style:name="P243" style:family="paragraph">
      <style:paragraph-properties fo:line-height="100.00%" fo:text-align="left" fo:margin-top="12.00pt" fo:margin-bottom="6.00pt"/>
    </style:style>
    <style:style style:name="P244" style:family="paragraph">
      <style:paragraph-properties fo:line-height="100.00%" fo:text-align="justify" fo:margin-bottom="6.00pt"/>
    </style:style>
    <style:style style:name="P245" style:family="paragraph">
      <style:paragraph-properties fo:line-height="100.00%" fo:text-align="justify"/>
    </style:style>
    <style:style style:name="P246" style:family="paragraph">
      <style:paragraph-properties fo:line-height="100.00%" fo:text-align="left" fo:margin-top="12.00pt" fo:margin-bottom="6.00pt"/>
    </style:style>
    <style:style style:name="P247" style:family="paragraph">
      <style:paragraph-properties fo:line-height="100.00%" fo:text-align="justify" fo:margin-bottom="6.00pt"/>
    </style:style>
    <style:style style:name="P248" style:family="paragraph">
      <style:paragraph-properties fo:line-height="100.00%" fo:text-align="justify"/>
    </style:style>
    <style:style style:name="P249" style:family="paragraph">
      <style:paragraph-properties fo:line-height="100.00%" fo:text-align="justify" fo:margin-bottom="6.00p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200" style:family="table-column">
      <style:table-column-properties style:column-width="1.533333in"/>
    </style:style>
    <style:style style:name="TableColumn0201" style:family="table-column">
      <style:table-column-properties style:column-width="2.084722in"/>
    </style:style>
    <style:style style:name="TableColumn0202" style:family="table-column">
      <style:table-column-properties style:column-width="1.527083in"/>
    </style:style>
    <style:style style:name="TableColumn0203" style:family="table-column">
      <style:table-column-properties style:column-width="1.154167in"/>
    </style:style>
    <style:style style:name="Table02" style:family="table">
      <style:table-properties style:width="6.299306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001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0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1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1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1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2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2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2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301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ell020302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Cell020303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4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4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5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5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206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300" style:family="table-column">
      <style:table-column-properties style:column-width="0.620833in"/>
    </style:style>
    <style:style style:name="TableColumn0301" style:family="table-column">
      <style:table-column-properties style:column-width="1.988194in"/>
    </style:style>
    <style:style style:name="TableColumn0302" style:family="table-column">
      <style:table-column-properties style:column-width="2.531944in"/>
    </style:style>
    <style:style style:name="TableColumn0303" style:family="table-column">
      <style:table-column-properties style:column-width="1.158333in"/>
    </style:style>
    <style:style style:name="Table03" style:family="table">
      <style:table-properties style:width="6.29930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1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2" style:family="table-cell">
      <style:table-cell-properties fo:border-top="0.006944in solid #808080" fo:border-left="0.006944in solid #808080" fo:border-right="0.000694in solid #000000" fo:border-bottom="0.006944in solid #808080" fo:padding-left="0.037500in" fo:padding-right="0.037500in" fo:vertical-align="top" fo:background-color="#e6e6e6"/>
    </style:style>
    <style:style style:name="TableCell030003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e6e6e6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6944in solid #808080" fo:border-right="0.000694in solid #000000" fo:border-bottom="0.006944in solid #80808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400" style:family="table-column">
      <style:table-column-properties style:column-width="6.299306in"/>
    </style:style>
    <style:style style:name="Table04" style:family="table">
      <style:table-properties style:width="6.299306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808080" fo:border-left="0.006944in solid #808080" fo:border-right="0.006944in solid #808080" fo:border-bottom="0.006944in solid #808080" fo:padding-left="0.037500in" fo:padding-right="0.037500in" fo:vertical-align="top" fo:background-color="#e6e6e6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0694in solid #000000" fo:border-left="0.006944in solid #808080" fo:border-right="0.006944in solid #808080" fo:border-bottom="0.006944in solid #808080" fo:padding-left="0.037500in" fo:padding-right="0.037500in" fo:vertical-align="top" fo:background-color="#ffffff"/>
    </style:style>
    <style:style style:name="TableColumn0500" style:family="table-column">
      <style:table-column-properties style:column-width="0.834722in"/>
    </style:style>
    <style:style style:name="TableColumn0501" style:family="table-column">
      <style:table-column-properties style:column-width="1.404861in"/>
    </style:style>
    <style:style style:name="TableColumn0502" style:family="table-column">
      <style:table-column-properties style:column-width="0.552083in"/>
    </style:style>
    <style:style style:name="TableColumn0503" style:family="table-column">
      <style:table-column-properties style:column-width="3.604167in"/>
    </style:style>
    <style:style style:name="Table05" style:family="table">
      <style:table-properties style:width="6.395833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50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3f3f3"/>
    </style:style>
    <style:style style:name="TableCell0501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1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Row0502" style:family="table-row">
      <style:table-row-properties style:min-row-height="0.229167in"/>
    </style:style>
    <style:style style:name="TableCell05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3" style:family="table-row">
      <style:table-row-properties/>
    </style:style>
    <style:style style:name="TableCell05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4" style:family="table-row">
      <style:table-row-properties/>
    </style:style>
    <style:style style:name="TableCell05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5" style:family="table-row">
      <style:table-row-properties/>
    </style:style>
    <style:style style:name="TableCell050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6" style:family="table-row">
      <style:table-row-properties/>
    </style:style>
    <style:style style:name="TableCell050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7" style:family="table-row">
      <style:table-row-properties/>
    </style:style>
    <style:style style:name="TableCell050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7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7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8" style:family="table-row">
      <style:table-row-properties/>
    </style:style>
    <style:style style:name="TableCell050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08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8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09" style:family="table-row">
      <style:table-row-properties/>
    </style:style>
    <style:style style:name="TableCell050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09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9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0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0" style:family="table-row">
      <style:table-row-properties/>
    </style:style>
    <style:style style:name="TableCell051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10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0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1" style:family="table-row">
      <style:table-row-properties/>
    </style:style>
    <style:style style:name="TableCell051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2" style:family="table-row">
      <style:table-row-properties/>
    </style:style>
    <style:style style:name="TableCell051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3" style:family="table-row">
      <style:table-row-properties/>
    </style:style>
    <style:style style:name="TableCell051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4" style:family="table-row">
      <style:table-row-properties/>
    </style:style>
    <style:style style:name="TableCell051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5" style:family="table-row">
      <style:table-row-properties/>
    </style:style>
    <style:style style:name="TableCell051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6" style:family="table-row">
      <style:table-row-properties/>
    </style:style>
    <style:style style:name="TableCell0516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16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6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16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7" style:family="table-row">
      <style:table-row-properties/>
    </style:style>
    <style:style style:name="TableCell0517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7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8" style:family="table-row">
      <style:table-row-properties/>
    </style:style>
    <style:style style:name="TableCell0518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8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19" style:family="table-row">
      <style:table-row-properties/>
    </style:style>
    <style:style style:name="TableCell0519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19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0" style:family="table-row">
      <style:table-row-properties/>
    </style:style>
    <style:style style:name="TableCell052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0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1" style:family="table-row">
      <style:table-row-properties/>
    </style:style>
    <style:style style:name="TableCell052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1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2" style:family="table-row">
      <style:table-row-properties style:min-row-height="0.291667in"/>
    </style:style>
    <style:style style:name="TableCell052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22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2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2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3" style:family="table-row">
      <style:table-row-properties/>
    </style:style>
    <style:style style:name="TableCell052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3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3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3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4" style:family="table-row">
      <style:table-row-properties/>
    </style:style>
    <style:style style:name="TableCell052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efefef"/>
    </style:style>
    <style:style style:name="TableCell0524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4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4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Row0525" style:family="table-row">
      <style:table-row-properties/>
    </style:style>
    <style:style style:name="TableCell0525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center" fo:background-color="#ffffff"/>
    </style:style>
    <style:style style:name="TableCell052501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502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ell052503" style:family="table-cell">
      <style:table-cell-properties fo:border-top="0.000000in solid #000000" fo:border-left="0.000000in solid #000000" fo:border-right="0.000000in solid #000000" fo:border-bottom="0.000000in solid #000000" fo:padding-left="0.069444in" fo:padding-right="0.069444in" fo:vertical-align="top" fo:background-color="# 0 0 0"/>
    </style:style>
    <style:style style:name="TableColumn0600" style:family="table-column">
      <style:table-column-properties style:column-width="0.548611in"/>
    </style:style>
    <style:style style:name="TableColumn0601" style:family="table-column">
      <style:table-column-properties style:column-width="1.550694in"/>
    </style:style>
    <style:style style:name="TableColumn0602" style:family="table-column">
      <style:table-column-properties style:column-width="1.050000in"/>
    </style:style>
    <style:style style:name="TableColumn0603" style:family="table-column">
      <style:table-column-properties style:column-width="1.050000in"/>
    </style:style>
    <style:style style:name="TableColumn0604" style:family="table-column">
      <style:table-column-properties style:column-width="1.050000in"/>
    </style:style>
    <style:style style:name="TableColumn0605" style:family="table-column">
      <style:table-column-properties style:column-width="1.045833in"/>
    </style:style>
    <style:style style:name="Table06" style:family="table">
      <style:table-properties style:width="6.2951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3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4" style:family="table-cell">
      <style:table-cell-properties fo:border-top="0.00694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005" style:family="table-cell">
      <style:table-cell-properties fo:border-top="0.00694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1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2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3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1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2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3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4" style:family="table-cell">
      <style:table-cell-properties fo:border-top="0.000694in solid #000000" fo:border-left="0.006944in solid #000000" fo:border-right="0.000694in solid #000000" fo:border-bottom="0.006944in solid #000000" fo:padding-left="0.037500in" fo:padding-right="0.037500in" fo:vertical-align="top" fo:background-color="#ffffff"/>
    </style:style>
    <style:style style:name="TableCell060405" style:family="table-cell">
      <style:table-cell-properties fo:border-top="0.000694in solid #000000" fo:border-left="0.006944in solid #000000" fo:border-right="0.006944in solid #000000" fo:border-bottom="0.00694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text:anchor-type="as-char" svg:width="74.35mm" svg:height="68.00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2">Aplicación Pokemon</text:span></text:p>
      <text:p text:style-name="P3"><text:span text:style-name="T3"/></text:p>
      <text:p text:style-name="P3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Versión: 1.0.0</text:span></text:p>
      <text:p text:style-name="P5"><text:span text:style-name="T4">Fecha: 03/05/2025</text:span></text:p>
      <text:p text:style-name="P5"><text:span text:style-name="T5"/></text:p>
      <text:p text:style-name="P6"><text:span text:style-name="T5"/></text:p>
      <text:p text:style-name="P6"><text:span text:style-name="T6">1.0.0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8"><text:span text:style-name="T8">Queda prohibido cualquier tipo de explotación y, en particular, la reproducción, distribución, comunicación pública y/o transformación, total o parcial, por cualquier medio, de este documento sin el previo consentimiento expreso del autor</text:span><text:span text:style-name="T9"/></text:p>
          </table:table-cell>
        </table:table-row>
      </table:table>
      <text:p text:style-name="P10"><text:span text:style-name="T9"/></text:p>
      <text:p text:style-name="P11"><text:span text:style-name="T9"/></text:p>
      <text:p text:style-name="P12"><text:span text:style-name="T10">HOJA DE CONTROL</text:span></text:p>
      <text:p text:style-name="P13"><text:span text:style-name="T11"/></text:p>
      <text:p text:style-name="P14"><text:span text:style-name="T1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row table:style-name="TableRow0200">
          <table:table-cell table:style-name="TableCell020000">
            <text:p text:style-name="P16"><text:span text:style-name="T12">Organismo</text:span><text:span text:style-name="T13"/></text:p>
          </table:table-cell>
          <table:table-cell table:style-name="TableCell020001" table:number-columns-spanned="3">
            <text:p text:style-name="P16"><text:span text:style-name="T14">LMDS</text:span><text:span text:style-name="T15"/></text:p>
          </table:table-cell>
          <table:covered-table-cell/>
          <table:covered-table-cell/>
        </table:table-row>
        <table:table-row table:style-name="TableRow0201">
          <table:table-cell table:style-name="TableCell020100">
            <text:p text:style-name="P19"><text:span text:style-name="T16">Proyecto</text:span><text:span text:style-name="T17"/></text:p>
          </table:table-cell>
          <table:table-cell table:style-name="TableCell020101" table:number-columns-spanned="3">
            <text:p text:style-name="P19"><text:span text:style-name="T18">App para registrar pokemon</text:span><text:span text:style-name="T19"/></text:p>
          </table:table-cell>
          <table:covered-table-cell/>
          <table:covered-table-cell/>
        </table:table-row>
        <table:table-row table:style-name="TableRow0202">
          <table:table-cell table:style-name="TableCell020200">
            <text:p text:style-name="P21"><text:span text:style-name="T20">Entregable</text:span><text:span text:style-name="T21"/></text:p>
          </table:table-cell>
          <table:table-cell table:style-name="TableCell020201" table:number-columns-spanned="3">
            <text:p text:style-name="P21"><text:span text:style-name="T21"/></text:p>
          </table:table-cell>
          <table:covered-table-cell/>
          <table:covered-table-cell/>
        </table:table-row>
        <table:table-row table:style-name="TableRow0203">
          <table:table-cell table:style-name="TableCell020300">
            <text:p text:style-name="P23"><text:span text:style-name="T22">Autor</text:span><text:span text:style-name="T23"/></text:p>
          </table:table-cell>
          <table:table-cell table:style-name="TableCell020301" table:number-columns-spanned="3">
            <text:p text:style-name="P23"><text:span text:style-name="T24">Juan José Hoyos , Kevin Fuentes Benito, Alejandro Campos Sampedro</text:span><text:span text:style-name="T25"/></text:p>
          </table:table-cell>
          <table:covered-table-cell/>
          <table:covered-table-cell/>
        </table:table-row>
        <table:table-row table:style-name="TableRow0204">
          <table:table-cell table:style-name="TableCell020400">
            <text:p text:style-name="P26"><text:span text:style-name="T26">Versión/Edición</text:span><text:span text:style-name="T27"/></text:p>
          </table:table-cell>
          <table:table-cell table:style-name="TableCell020401">
            <text:p text:style-name="P26"><text:span text:style-name="T28">1.0.0</text:span><text:span text:style-name="T29"/></text:p>
          </table:table-cell>
          <table:table-cell table:style-name="TableCell020402">
            <text:p text:style-name="P26"><text:span text:style-name="T30">Fecha Versión</text:span><text:span text:style-name="T31"/></text:p>
          </table:table-cell>
          <table:table-cell table:style-name="TableCell020403">
            <text:p text:style-name="P27"><text:span text:style-name="T32">DD/MM/AAAA</text:span><text:span text:style-name="T33"/></text:p>
          </table:table-cell>
        </table:table-row>
        <table:table-row table:style-name="TableRow0205">
          <table:table-cell table:style-name="TableCell020500">
            <text:p text:style-name="P29"><text:span text:style-name="T34">Aprobado por</text:span><text:span text:style-name="T35"/></text:p>
          </table:table-cell>
          <table:table-cell table:style-name="TableCell020501">
            <text:p text:style-name="P29"><text:span text:style-name="T35"/></text:p>
          </table:table-cell>
          <table:table-cell table:style-name="TableCell020502">
            <text:p text:style-name="P29"><text:span text:style-name="T36">Fecha Aprobación</text:span><text:span text:style-name="T37"/></text:p>
          </table:table-cell>
          <table:table-cell table:style-name="TableCell020503">
            <text:p text:style-name="P30"><text:span text:style-name="T38">DD/MM/AAAA</text:span><text:span text:style-name="T39"/></text:p>
          </table:table-cell>
        </table:table-row>
        <table:table-row table:style-name="TableRow0206">
          <table:table-cell table:style-name="TableCell020600">
            <text:p text:style-name="P33"><text:span text:style-name="T39"/></text:p>
          </table:table-cell>
          <table:table-cell table:style-name="TableCell020601">
            <text:p text:style-name="P33"><text:span text:style-name="T39"/></text:p>
          </table:table-cell>
          <table:table-cell table:style-name="TableCell020602">
            <text:p text:style-name="P33"><text:span text:style-name="T40">Nº Total de Páginas</text:span><text:span text:style-name="T41"/></text:p>
          </table:table-cell>
          <table:table-cell table:style-name="TableCell020603">
            <text:p text:style-name="P34"><text:span text:style-name="T41"/></text:p>
          </table:table-cell>
        </table:table-row>
      </table:table>
      <text:p text:style-name="P36"><text:span text:style-name="T41"/></text:p>
      <text:p text:style-name="P36"><text:span text:style-name="T41"/></text:p>
      <text:p text:style-name="P36"><text:span text:style-name="T42">REGISTRO DE CAMBIOS</text:span></text:p>
      <text:p text:style-name="P36"><text:span text:style-name="T43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38"><text:span text:style-name="T44">Versión</text:span><text:span text:style-name="T45"/></text:p>
          </table:table-cell>
          <table:table-cell table:style-name="TableCell030001">
            <text:p text:style-name="P38"><text:span text:style-name="T46">Causa del Cambio</text:span><text:span text:style-name="T47"/></text:p>
          </table:table-cell>
          <table:table-cell table:style-name="TableCell030002">
            <text:p text:style-name="P38"><text:span text:style-name="T48">Responsable del Cambio</text:span><text:span text:style-name="T49"/></text:p>
          </table:table-cell>
          <table:table-cell table:style-name="TableCell030003">
            <text:p text:style-name="P38"><text:span text:style-name="T50">Fecha del Cambio</text:span><text:span text:style-name="T51"/></text:p>
          </table:table-cell>
        </table:table-row>
        <table:table-row table:style-name="TableRow0301">
          <table:table-cell table:style-name="TableCell030100">
            <text:p text:style-name="P41"><text:span text:style-name="T52">1.0.0</text:span><text:span text:style-name="T53"/></text:p>
          </table:table-cell>
          <table:table-cell table:style-name="TableCell030101">
            <text:p text:style-name="P41"><text:span text:style-name="T54">Creación del proyecto</text:span><text:span text:style-name="T55"/></text:p>
          </table:table-cell>
          <table:table-cell table:style-name="TableCell030102">
            <text:p text:style-name="P41"><text:span text:style-name="T56">Equipo</text:span><text:span text:style-name="T57"/></text:p>
          </table:table-cell>
          <table:table-cell table:style-name="TableCell030103">
            <text:p text:style-name="P41"><text:span text:style-name="T58">22/04/2025</text:span><text:span text:style-name="T59"/></text:p>
          </table:table-cell>
        </table:table-row>
        <table:table-row table:style-name="TableRow0302">
          <table:table-cell table:style-name="TableCell030200">
            <text:p text:style-name="P43"><text:span text:style-name="T59"/></text:p>
          </table:table-cell>
          <table:table-cell table:style-name="TableCell030201">
            <text:p text:style-name="P43"><text:span text:style-name="T59"/></text:p>
          </table:table-cell>
          <table:table-cell table:style-name="TableCell030202">
            <text:p text:style-name="P43"><text:span text:style-name="T59"/></text:p>
          </table:table-cell>
          <table:table-cell table:style-name="TableCell030203">
            <text:p text:style-name="P43"><text:span text:style-name="T59"/></text:p>
          </table:table-cell>
        </table:table-row>
        <table:table-row table:style-name="TableRow0303">
          <table:table-cell table:style-name="TableCell030300">
            <text:p text:style-name="P45"><text:span text:style-name="T59"/></text:p>
          </table:table-cell>
          <table:table-cell table:style-name="TableCell030301">
            <text:p text:style-name="P45"><text:span text:style-name="T59"/></text:p>
          </table:table-cell>
          <table:table-cell table:style-name="TableCell030302">
            <text:p text:style-name="P45"><text:span text:style-name="T59"/></text:p>
          </table:table-cell>
          <table:table-cell table:style-name="TableCell030303">
            <text:p text:style-name="P45"><text:span text:style-name="T59"/></text:p>
          </table:table-cell>
        </table:table-row>
      </table:table>
      <text:p text:style-name="P47"><text:span text:style-name="T59"/></text:p>
      <text:p text:style-name="P47"><text:span text:style-name="T59"/></text:p>
      <text:p text:style-name="P47"><text:span text:style-name="T60">CONTROL DE DISTRIBUCIÓN</text:span></text:p>
      <text:p text:style-name="P47"><text:span text:style-name="T61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49"><text:span text:style-name="T62">Nombre y Apellidos</text:span><text:span text:style-name="T63"/></text:p>
          </table:table-cell>
        </table:table-row>
        <table:table-row table:style-name="TableRow0401">
          <table:table-cell table:style-name="TableCell040100">
            <text:p text:style-name="P52"><text:span text:style-name="T63"/></text:p>
          </table:table-cell>
        </table:table-row>
        <table:table-row table:style-name="TableRow0402">
          <table:table-cell table:style-name="TableCell040200">
            <text:p text:style-name="P54"><text:span text:style-name="T63"/></text:p>
          </table:table-cell>
        </table:table-row>
        <table:table-row table:style-name="TableRow0403">
          <table:table-cell table:style-name="TableCell040300">
            <text:p text:style-name="P56"><text:span text:style-name="T63"/></text:p>
          </table:table-cell>
        </table:table-row>
        <table:table-row table:style-name="TableRow0404">
          <table:table-cell table:style-name="TableCell040400">
            <text:p text:style-name="P58"><text:span text:style-name="T63"/></text:p>
          </table:table-cell>
        </table:table-row>
        <table:table-row table:style-name="TableRow0405">
          <table:table-cell table:style-name="TableCell040500">
            <text:p text:style-name="P60"><text:span text:style-name="T63"/></text:p>
          </table:table-cell>
        </table:table-row>
      </table:table>
      <text:p text:style-name="P62"><text:span text:style-name="T63"/></text:p>
      <text:p text:style-name="P62"><text:span text:style-name="T63"/></text:p>
      <text:p text:style-name="P62"><text:span text:style-name="T63"/></text:p>
      <text:p text:style-name="P62"><text:span text:style-name="T63"/></text:p>
      <text:p text:style-name="P62"><text:span text:style-name="T63"/></text:p>
      <text:p text:style-name="P63"><text:span text:style-name="T63"/></text:p>
      <text:p text:style-name="P64"><text:span text:style-name="T64">ÍNDICE</text:span></text:p>
      <text:p text:style-name="P65"><text:a xlink:href="#__RefHeading__10948_300738085"><text:span text:style-name="T66">1</text:span></text:a><text:span text:style-name="T67"><text:s/></text:span><text:span text:style-name="T68"><text:s/></text:span><text:a xlink:href="#__RefHeading__10948_300738085"><text:span text:style-name="T70">INTRODUCCIÓN</text:span></text:a><text:span text:style-name="T71"><text:tab/></text:span><text:a xlink:href="#__RefHeading__10948_300738085"><text:span text:style-name="T73">5</text:span></text:a><text:span text:style-name="T74"/></text:p>
      <text:p text:style-name="P66"><text:a xlink:href="#__RefHeading__10950_300738085"><text:span text:style-name="T76">1.1</text:span></text:a><text:span text:style-name="T77"><text:s/></text:span><text:span text:style-name="T78"><text:s/></text:span><text:a xlink:href="#__RefHeading__10950_300738085"><text:span text:style-name="T80">Alcance</text:span></text:a><text:span text:style-name="T81"><text:tab/></text:span><text:a xlink:href="#__RefHeading__10950_300738085"><text:span text:style-name="T83">5</text:span></text:a><text:span text:style-name="T84"/></text:p>
      <text:p text:style-name="P66"><text:a xlink:href="#__RefHeading__10952_300738085"><text:span text:style-name="T86">1.2</text:span></text:a><text:span text:style-name="T87"><text:s/></text:span><text:span text:style-name="T88"><text:s/></text:span><text:a xlink:href="#__RefHeading__10952_300738085"><text:span text:style-name="T90">Objetivos</text:span></text:a><text:span text:style-name="T91"><text:tab/></text:span><text:a xlink:href="#__RefHeading__10952_300738085"><text:span text:style-name="T93">5</text:span></text:a><text:span text:style-name="T94"/></text:p>
      <text:p text:style-name="P67"><text:a xlink:href="#__RefHeading__10954_300738085"><text:span text:style-name="T96">2</text:span></text:a><text:span text:style-name="T97"><text:s/></text:span><text:span text:style-name="T98"><text:s/></text:span><text:a xlink:href="#__RefHeading__10954_300738085"><text:span text:style-name="T100">INFORMACIÓN DEL DOMINIO DEL PROBLEMA</text:span></text:a><text:span text:style-name="T101"><text:tab/></text:span><text:a xlink:href="#__RefHeading__10954_300738085"><text:span text:style-name="T103">6</text:span></text:a><text:span text:style-name="T104"/></text:p>
      <text:p text:style-name="P68"><text:a xlink:href="#__RefHeading__10956_300738085"><text:span text:style-name="T106">2.1</text:span></text:a><text:span text:style-name="T107"><text:s/></text:span><text:span text:style-name="T108"><text:s/></text:span><text:a xlink:href="#__RefHeading__10956_300738085"><text:span text:style-name="T110">Introducción al Dominio del Problema</text:span></text:a><text:span text:style-name="T111"><text:tab/></text:span><text:a xlink:href="#__RefHeading__10956_300738085"><text:span text:style-name="T113">6</text:span></text:a><text:span text:style-name="T114"/></text:p>
      <text:p text:style-name="P68"><text:a xlink:href="#__RefHeading__10958_300738085"><text:span text:style-name="T116">2.2</text:span></text:a><text:span text:style-name="T117"><text:s/></text:span><text:span text:style-name="T118"><text:s/></text:span><text:a xlink:href="#__RefHeading__10958_300738085"><text:span text:style-name="T120">Glosario de Términos</text:span></text:a><text:span text:style-name="T121"><text:tab/></text:span><text:a xlink:href="#__RefHeading__10958_300738085"><text:span text:style-name="T123">6</text:span></text:a><text:span text:style-name="T124"/></text:p>
      <text:p text:style-name="P69"><text:a xlink:href="#__RefHeading__10960_300738085"><text:span text:style-name="T126">3</text:span></text:a><text:span text:style-name="T127"><text:s/></text:span><text:span text:style-name="T128"><text:s/></text:span><text:a xlink:href="#__RefHeading__10960_300738085"><text:span text:style-name="T130">DESCRIPCIÓN DE LA SITUACIÓN ACTUAL (¿Qué problema solucionaría?)</text:span></text:a><text:span text:style-name="T131"><text:tab/></text:span><text:a xlink:href="#__RefHeading__10960_300738085"><text:span text:style-name="T133">7</text:span></text:a><text:span text:style-name="T134"/></text:p>
      <text:p text:style-name="P70"><text:a xlink:href="#__RefHeading__10962_300738085"><text:span text:style-name="T136">3.1</text:span></text:a><text:span text:style-name="T137"><text:s/></text:span><text:span text:style-name="T138"><text:s/></text:span><text:a xlink:href="#__RefHeading__10962_300738085"><text:span text:style-name="T140">Pros y Contras de la Situación Actual</text:span></text:a><text:span text:style-name="T141"><text:tab/></text:span><text:a xlink:href="#__RefHeading__10962_300738085"><text:span text:style-name="T143">7</text:span></text:a><text:span text:style-name="T144"/></text:p>
      <text:p text:style-name="P71"><text:a xlink:href="#__RefHeading__10980_300738085"><text:span text:style-name="T146">4</text:span></text:a><text:span text:style-name="T147"><text:s/></text:span><text:span text:style-name="T148"><text:s/></text:span><text:a xlink:href="#__RefHeading__10980_300738085"><text:span text:style-name="T150">NECESIDADES DE NEGOCIO</text:span></text:a><text:span text:style-name="T151"><text:tab/></text:span><text:a xlink:href="#__RefHeading__10980_300738085"><text:span text:style-name="T153">8</text:span></text:a><text:span text:style-name="T154"/></text:p>
      <text:p text:style-name="P72"><text:a xlink:href="#__RefHeading__10982_300738085"><text:span text:style-name="T156">4.1</text:span></text:a><text:span text:style-name="T157"><text:s/></text:span><text:span text:style-name="T158"><text:s/></text:span><text:a xlink:href="#__RefHeading__10982_300738085"><text:span text:style-name="T160">Objetivos de Negocio</text:span></text:a><text:span text:style-name="T161"><text:tab/></text:span><text:a xlink:href="#__RefHeading__10982_300738085"><text:span text:style-name="T163">8</text:span></text:a><text:span text:style-name="T164"/></text:p>
      <text:p text:style-name="P73"><text:a xlink:href="#__RefHeading__10990_300738085"><text:span text:style-name="T166">5</text:span></text:a><text:span text:style-name="T167"><text:s/></text:span><text:span text:style-name="T168"><text:s/></text:span><text:a xlink:href="#__RefHeading__10990_300738085"><text:span text:style-name="T170">MODELADO DE REQUISITOS</text:span></text:a><text:span text:style-name="T171"><text:tab/></text:span><text:a xlink:href="#__RefHeading__10990_300738085"><text:span text:style-name="T173">9</text:span></text:a><text:span text:style-name="T174"/></text:p>
      <text:p text:style-name="P74"><text:a xlink:href="#__RefHeading___Toc14682_2657072607"><text:span text:style-name="T176">5.1</text:span></text:a><text:span text:style-name="T177"><text:s/></text:span><text:span text:style-name="T178"><text:s/></text:span><text:a xlink:href="#__RefHeading___Toc14682_2657072607"><text:span text:style-name="T180">Casos de Uso (Análisis)</text:span></text:a><text:span text:style-name="T181"><text:tab/></text:span><text:a xlink:href="#__RefHeading___Toc14682_2657072607"><text:span text:style-name="T183">9</text:span></text:a><text:span text:style-name="T184"/></text:p>
      <text:p text:style-name="P74"><text:a xlink:href="#__RefHeading___Toc14684_2657072607"><text:span text:style-name="T186">5.2</text:span></text:a><text:span text:style-name="T187"><text:s/></text:span><text:span text:style-name="T188"><text:s/></text:span><text:a xlink:href="#__RefHeading___Toc14684_2657072607"><text:span text:style-name="T190">Requisitos Funcionales</text:span></text:a><text:span text:style-name="T191"><text:tab/></text:span><text:a xlink:href="#__RefHeading___Toc14684_2657072607"><text:span text:style-name="T193">10</text:span></text:a><text:span text:style-name="T194"/></text:p>
      <text:p text:style-name="P74"><text:a xlink:href="#__RefHeading___Toc14686_2657072607"><text:span text:style-name="T196">5.3</text:span></text:a><text:span text:style-name="T197"><text:s/></text:span><text:span text:style-name="T198"><text:s/></text:span><text:a xlink:href="#__RefHeading___Toc14686_2657072607"><text:span text:style-name="T200">Requisitos No Funcionales</text:span></text:a><text:span text:style-name="T201"><text:tab/></text:span><text:a xlink:href="#__RefHeading___Toc14686_2657072607"><text:span text:style-name="T203">10</text:span></text:a><text:span text:style-name="T204"/></text:p>
      <text:p text:style-name="P75"><text:a xlink:href="#__RefHeading__10992_300738085"><text:span text:style-name="T206">6</text:span></text:a><text:span text:style-name="T207"><text:s/></text:span><text:span text:style-name="T208"><text:s/></text:span><text:a xlink:href="#__RefHeading__10992_300738085"><text:span text:style-name="T210">Modelado del Sistema (Diseño)</text:span></text:a><text:span text:style-name="T211"><text:tab/></text:span><text:a xlink:href="#__RefHeading__10992_300738085"><text:span text:style-name="T213">11</text:span></text:a><text:span text:style-name="T214"/></text:p>
      <text:p text:style-name="P76"><text:a xlink:href="#__RefHeading___Toc14688_2657072607"><text:span text:style-name="T216">6.1</text:span></text:a><text:span text:style-name="T217"><text:s/></text:span><text:span text:style-name="T218"><text:s/></text:span><text:a xlink:href="#__RefHeading___Toc14688_2657072607"><text:span text:style-name="T220">Diagrama de clases</text:span></text:a><text:span text:style-name="T221"><text:tab/></text:span><text:a xlink:href="#__RefHeading___Toc14688_2657072607"><text:span text:style-name="T223">11</text:span></text:a><text:span text:style-name="T224"/></text:p>
      <text:p text:style-name="P76"><text:a xlink:href="#__RefHeading___Toc14690_2657072607"><text:span text:style-name="T226">6.2</text:span></text:a><text:span text:style-name="T227"><text:s/></text:span><text:span text:style-name="T228"><text:s/></text:span><text:a xlink:href="#__RefHeading___Toc14690_2657072607"><text:span text:style-name="T230">Diagrama Entidad-Relación</text:span></text:a><text:span text:style-name="T231"><text:tab/></text:span><text:a xlink:href="#__RefHeading___Toc14690_2657072607"><text:span text:style-name="T233">11</text:span></text:a><text:span text:style-name="T234"/></text:p>
      <text:p text:style-name="P76"><text:a xlink:href="#__RefHeading___Toc14692_2657072607"><text:span text:style-name="T236">6.3</text:span></text:a><text:span text:style-name="T237"><text:s/></text:span><text:span text:style-name="T238"><text:s/></text:span><text:a xlink:href="#__RefHeading___Toc14692_2657072607"><text:span text:style-name="T240">Diagrama de Actividad</text:span></text:a><text:span text:style-name="T241"><text:tab/></text:span><text:a xlink:href="#__RefHeading___Toc14692_2657072607"><text:span text:style-name="T243">11</text:span></text:a><text:span text:style-name="T244"/></text:p>
      <text:p text:style-name="P76"><text:a xlink:href="#__RefHeading___Toc14694_2657072607"><text:span text:style-name="T246">6.4</text:span></text:a><text:span text:style-name="T247"><text:s/></text:span><text:span text:style-name="T248"><text:s/></text:span><text:a xlink:href="#__RefHeading___Toc14694_2657072607"><text:span text:style-name="T250">Diagrama de Estados (Opcional)</text:span></text:a><text:span text:style-name="T251"><text:tab/></text:span><text:a xlink:href="#__RefHeading___Toc14694_2657072607"><text:span text:style-name="T253">11</text:span></text:a><text:span text:style-name="T254"/></text:p>
      <text:p text:style-name="P77"><text:a xlink:href="#__RefHeading___Toc14696_2657072607"><text:span text:style-name="T256">7</text:span></text:a><text:span text:style-name="T257"><text:s/></text:span><text:span text:style-name="T258"><text:s/></text:span><text:a xlink:href="#__RefHeading___Toc14696_2657072607"><text:span text:style-name="T260">Plan de pruebas y validación</text:span></text:a><text:span text:style-name="T261"><text:tab/></text:span><text:a xlink:href="#__RefHeading___Toc14696_2657072607"><text:span text:style-name="T263">12</text:span></text:a><text:span text:style-name="T264"/></text:p>
      <text:p text:style-name="P78"><text:a xlink:href="#__RefHeading___Toc14698_2657072607"><text:span text:style-name="T266">7.1</text:span></text:a><text:span text:style-name="T267"><text:s/></text:span><text:span text:style-name="T268"><text:s/></text:span><text:a xlink:href="#__RefHeading___Toc14698_2657072607"><text:span text:style-name="T270">Plan de Pruebas Unitarias</text:span></text:a><text:span text:style-name="T271"><text:tab/></text:span><text:a xlink:href="#__RefHeading___Toc14698_2657072607"><text:span text:style-name="T273">12</text:span></text:a><text:span text:style-name="T274"/></text:p>
      <text:p text:style-name="P78"><text:a xlink:href="#__RefHeading___Toc14700_2657072607"><text:span text:style-name="T276">7.2</text:span></text:a><text:span text:style-name="T277"><text:s/></text:span><text:span text:style-name="T278"><text:s/></text:span><text:a xlink:href="#__RefHeading___Toc14700_2657072607"><text:span text:style-name="T280">Trazabilidad de Requisitos</text:span></text:a><text:span text:style-name="T281"><text:tab/></text:span><text:a xlink:href="#__RefHeading___Toc14700_2657072607"><text:span text:style-name="T283">12</text:span></text:a><text:span text:style-name="T284"/></text:p>
      <text:p text:style-name="P79"><text:a xlink:href="#__RefHeading___Toc14702_2657072607"><text:span text:style-name="T286">8</text:span></text:a><text:span text:style-name="T287"><text:s/></text:span><text:span text:style-name="T288"><text:s/></text:span><text:a xlink:href="#__RefHeading___Toc14702_2657072607"><text:span text:style-name="T290">Gestión configuración</text:span></text:a><text:span text:style-name="T291"><text:tab/></text:span><text:a xlink:href="#__RefHeading___Toc14702_2657072607"><text:span text:style-name="T293">13</text:span></text:a><text:span text:style-name="T294"/></text:p>
      <text:p text:style-name="P80"><text:a xlink:href="#__RefHeading___Toc14704_2657072607"><text:span text:style-name="T296">8.1</text:span></text:a><text:span text:style-name="T297"><text:s/></text:span><text:span text:style-name="T298"><text:s/></text:span><text:a xlink:href="#__RefHeading___Toc14704_2657072607"><text:span text:style-name="T300">Estructura del repositorio</text:span></text:a><text:span text:style-name="T301"><text:tab/></text:span><text:a xlink:href="#__RefHeading___Toc14704_2657072607"><text:span text:style-name="T303">13</text:span></text:a><text:span text:style-name="T304"/></text:p>
      <text:p text:style-name="P80"><text:a xlink:href="#__RefHeading___Toc14706_2657072607"><text:span text:style-name="T306">8.2</text:span></text:a><text:span text:style-name="T307"><text:s/></text:span><text:span text:style-name="T308"><text:s/></text:span><text:a xlink:href="#__RefHeading___Toc14706_2657072607"><text:span text:style-name="T310">Gestor del Ciclo de Vida</text:span></text:a><text:span text:style-name="T311"><text:tab/></text:span><text:a xlink:href="#__RefHeading___Toc14706_2657072607"><text:span text:style-name="T313">13</text:span></text:a><text:span text:style-name="T314"/></text:p>
      <text:p text:style-name="P81"><text:a xlink:href="#__RefHeading__11034_300738085"><text:span text:style-name="T316">9</text:span></text:a><text:span text:style-name="T317"><text:s/></text:span><text:span text:style-name="T318"><text:s/></text:span><text:a xlink:href="#__RefHeading__11034_300738085"><text:span text:style-name="T320">ANEXOS [OPCIONAL]</text:span></text:a><text:span text:style-name="T321"><text:tab/></text:span><text:a xlink:href="#__RefHeading__11034_300738085"><text:span text:style-name="T323">14</text:span></text:a><text:span text:style-name="T324"/></text:p>
      <text:p text:style-name="P82"><text:a xlink:href="#__RefHeading__11036_300738085"><text:span text:style-name="T326">9.1</text:span></text:a><text:span text:style-name="T327"><text:s/></text:span><text:span text:style-name="T328"><text:s/></text:span><text:a xlink:href="#__RefHeading__11036_300738085"><text:span text:style-name="T330">Anexo A: Actas de Reuniones</text:span></text:a><text:span text:style-name="T331"><text:tab/></text:span><text:a xlink:href="#__RefHeading__11036_300738085"><text:span text:style-name="T333">14</text:span></text:a><text:span text:style-name="T334"/></text:p>
      <text:p text:style-name="P82"><text:a xlink:href="#__RefHeading__11038_300738085"><text:span text:style-name="T336">9.2</text:span></text:a><text:span text:style-name="T337"><text:s/></text:span><text:span text:style-name="T338"><text:s/></text:span><text:a xlink:href="#__RefHeading__11038_300738085"><text:span text:style-name="T340">Anexo B: Documentación Relevante</text:span></text:a><text:span text:style-name="T341"><text:tab/></text:span><text:a xlink:href="#__RefHeading__11038_300738085"><text:span text:style-name="T343">14</text:span></text:a><text:span text:style-name="T344"/></text:p>
      <text:p text:style-name="P82"><text:a xlink:href="#__RefHeading__11040_300738085"><text:span text:style-name="T346">9.3</text:span></text:a><text:span text:style-name="T347"><text:s/></text:span><text:span text:style-name="T348"><text:s/></text:span><text:a xlink:href="#__RefHeading__11040_300738085"><text:span text:style-name="T350">Anexo C: Glosario de Acrónimos y Abreviaturas</text:span></text:a><text:span text:style-name="T351"><text:tab/></text:span><text:a xlink:href="#__RefHeading__11040_300738085"><text:span text:style-name="T353">14</text:span></text:a><text:span text:style-name="T354"/></text:p>
      <text:p text:style-name="P83"><text:span text:style-name="T354"/></text:p>
      <text:p text:style-name="P84"><text:span text:style-name="T355"><text:s/></text:span></text:p>
      <text:p text:style-name="P84"><text:span text:style-name="T356"/></text:p>
      <text:p text:style-name="P85"><text:span text:style-name="T357">INTRODUCCIÓN</text:span></text:p>
      <text:p text:style-name="P86"><text:span text:style-name="T358"/></text:p>
      <text:list text:style-name="L87">
        <text:list-item>
          <text:p text:style-name="P87"><text:span text:style-name="T359">App de Pokemon que nos permite llevar un registro de las capturas realizadas por cada usuario registrado.</text:span></text:p>
        </text:list-item>
      </text:list>
      <text:p text:style-name="P88"><text:span text:style-name="T360"/></text:p>
      <text:p text:style-name="P89"><text:span text:style-name="T361">Alcance</text:span></text:p>
      <text:p text:style-name="P90"><text:span text:style-name="T362"/></text:p>
      <text:list text:style-name="L91">
        <text:list-item>
          <text:p text:style-name="P91"><text:span text:style-name="T363">Creación y eliminación de usuario : Desde la aplicación<text:s text:c="2"/>permite registrar a nuevos miembros, así como eliminar a los usuarios que no quieran seguir almacenando sus pokemon.</text:span></text:p>
        </text:list-item>
        <text:list-item>
          <text:p text:style-name="P91"><text:span text:style-name="T363">Bùsqueda de pokemon por tipo : El usuario puede elegir el tipo del pokemon que quiere ver.</text:span></text:p>
        </text:list-item>
        <text:list-item>
          <text:p text:style-name="P91"><text:span text:style-name="T363">Inserción de pokemon : El usuario puede añadir sus pokemon conociendo una serie de campos (NºPokedex, nombre_pokemon,,,)</text:span></text:p>
        </text:list-item>
        <text:list-item>
          <text:p text:style-name="P91"><text:span text:style-name="T363">Acceso a todos los pokemon : El usuario podrá consultar los 151 pokemon disponibles para así ver sus datos antes de realizar la inserción. </text:span></text:p>
        </text:list-item>
        <text:list-item>
          <text:p text:style-name="P91"><text:span text:style-name="T363">La aplicación no incluirá el registro de pokemon mediante nivel, ni registrará pokemon variocolor.</text:span></text:p>
        </text:list-item>
        <text:list-item>
          <text:p text:style-name="P91"><text:span text:style-name="T363">La aplicación se encuentra en desarrollo, por lo que no contemplará más pokemon de los introducidos en la primera generación.</text:span></text:p>
        </text:list-item>
      </text:list>
      <text:p text:style-name="P92"><text:span text:style-name="T364"><text:tab/></text:span></text:p>
      <text:p text:style-name="P93"><text:span text:style-name="T365">Objetivos</text:span></text:p>
      <text:p text:style-name="P94"><text:span text:style-name="T366">- Llevar un control de los pokemon que tienes capturados en cada momento.</text:span></text:p>
      <text:p text:style-name="P94"><text:span text:style-name="T366">- Posibilidad<text:s text:c="2"/>de consultar los 151 pokemon disponibles.</text:span></text:p>
      <text:p text:style-name="P94"><text:span text:style-name="T366">- Posibilidad de calcular el progreso registrado automáticamente.</text:span></text:p>
      <text:p text:style-name="P94"><text:span text:style-name="T366">- Insertar y eliminar usuarios del sistema.</text:span></text:p>
      <text:p text:style-name="P94"><text:span text:style-name="T367"/></text:p>
      <text:p text:style-name="P94"><text:span text:style-name="T367"/></text:p>
      <text:p text:style-name="P94"><text:span text:style-name="T367"/></text:p>
      <text:p text:style-name="P95"><text:span text:style-name="T367"/></text:p>
      <text:p text:style-name="P96"><text:span text:style-name="T368">INFORMACIÓN DEL DOMINIO DEL PROBLEMA</text:span></text:p>
      <text:p text:style-name="P97"><text:span text:style-name="T369"/></text:p>
      <text:p text:style-name="P97"><text:span text:style-name="T370">La aplicacón será utilizada por toda persona jugadora de Pokemon que la solicite ya que no está hecha con fines comerciales, sino como una ayuda funcional.</text:span></text:p>
      <text:p text:style-name="P98"><text:span text:style-name="T371">Introducción al Dominio del Problema</text:span></text:p>
      <text:p text:style-name="P99"><text:span text:style-name="T372"/></text:p>
      <text:p text:style-name="P99"><text:span text:style-name="T373">Muchas veces perdemos el conteo de lo que tenemos, simplemente porque dejamos de jugar y volvemos al juego dentro de un tiempo o porque simplemente no tenemos la capacidad de recordar todo lo almacenado en la partida.</text:span></text:p>
      <text:p text:style-name="P100"><text:span text:style-name="T374">Glosario de Términos</text:span></text:p>
      <text:p text:style-name="P101"><text:span text:style-name="T375"/></text:p>
      <text:p text:style-name="P101"><text:span text:style-name="T376">Pokedex : Objeto utilizado para almacenar la información de los pokemon.</text:span></text:p>
      <text:p text:style-name="P101"><text:span text:style-name="T376">Pokemon : Criatura mágica que no se sabe muy bien como llegó a este mundo (se dice que llegó mediante un huevo del que salio Arceus, el Dios Pokemon).</text:span></text:p>
      <text:p text:style-name="P102"><text:span text:style-name="T377">DESCRIPCIÓN DE LA SITUACIÓN ACTUAL (¿Qué problema solucionaría?)</text:span></text:p>
      <text:p text:style-name="P103"><text:span text:style-name="T378">Utilizamos bases de datos para almacenar los pokemon, así como los usuarios registrados. A su vez la aplicación da la posibilidad de imprimir un fichero en formato ASCII si así lo desea el usuario. Este fichero incluirá los siguientes campos : ID_usuario, Nombre_pokemon, NºPokedex,fecha_hora_registro.</text:span></text:p>
      <text:p text:style-name="P103"><text:span text:style-name="T379"/></text:p>
      <text:p text:style-name="P104"><text:span text:style-name="T380">Pros y Contras de la Situación Actual</text:span></text:p>
      <text:p text:style-name="P105"><text:span text:style-name="T381">Pros: App gratuita, sencilla, funcional, interactiva<text:s text:c="2"/>y con pocos requerimientos para el sistema.</text:span></text:p>
      <text:p text:style-name="P105"><text:span text:style-name="T381">Contras: Solo permite registrar pokemon de primera generación, y no permite registrar pokemon especiales(pokemon repartidos mediante evento, variocolor, etc..)</text:span></text:p>
      <text:p text:style-name="P105"><text:span text:style-name="T382"/></text:p>
      <text:p text:style-name="P105"><text:span text:style-name="T382"/></text:p>
      <text:p text:style-name="P105"><text:span text:style-name="T383"><text:line-break/></text:span></text:p>
      <text:p text:style-name="P106"><text:span text:style-name="T384">NECESIDADES DE NEGOCIO</text:span></text:p>
      <text:p text:style-name="P107"><text:span text:style-name="T385"/></text:p>
      <text:p text:style-name="P107"><text:span text:style-name="T386">Aumentar el interés de los usuarios para introducirse en el mundo pokemon</text:span></text:p>
      <text:p text:style-name="P107"><text:span text:style-name="T387"/></text:p>
      <text:p text:style-name="P108"><text:span text:style-name="T388">Objetivos de Negocio</text:span></text:p>
      <text:p text:style-name="P109"><text:span text:style-name="T389"/></text:p>
      <text:p text:style-name="P109"><text:span text:style-name="T390">Mejorar la eficiencia a la hora de llevar un registro actualizado de todos los pokemon.</text:span></text:p>
      <text:p text:style-name="P110"><text:span text:style-name="T391">MODELADO DE REQUISITOS</text:span></text:p>
      <text:p text:style-name="P111"><text:span text:style-name="T392">&lt;Introduzca contenido, cumplimente tabla y borre cuadro&gt;</text:span></text:p>
      <text:p text:style-name="P112"><text:span text:style-name="T393">Casos de Uso (Análisis)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row table:style-name="TableRow0500">
          <table:table-cell table:style-name="TableCell050000" table:number-columns-spanned="3">
            <text:list text:style-name="L114">
              <text:list-item>
                <text:p text:style-name="P114"><text:span text:style-name="T395">Nombre del caso de uso del sistema</text:span><text:span text:style-name="T396"/></text:p>
              </text:list-item>
              <table:covered-table-cell/>
              <table:covered-table-cell/>
            </text:list>
          </table:table-cell>
          <table:table-cell table:style-name="TableCell050003">
            <text:p text:style-name="P115"><text:span text:style-name="T396">Pokedex</text:span></text:p>
          </table:table-cell>
        </table:table-row>
        <table:table-row table:style-name="TableRow0501">
          <table:table-cell table:style-name="TableCell050100" table:number-columns-spanned="3">
            <text:list text:style-name="L117">
              <text:list-item>
                <text:p text:style-name="P117"><text:span text:style-name="T397">ID del Caso de uso</text:span><text:span text:style-name="T398"/></text:p>
              </text:list-item>
              <table:covered-table-cell/>
              <table:covered-table-cell/>
            </text:list>
          </table:table-cell>
          <table:table-cell table:style-name="TableCell050103">
            <text:p text:style-name="P118"><text:span text:style-name="T398">0</text:span></text:p>
          </table:table-cell>
        </table:table-row>
        <table:table-row table:style-name="TableRow0502">
          <table:table-cell table:style-name="TableCell050200" table:number-columns-spanned="4">
            <text:list text:style-name="L121">
              <text:list-item>
                <text:p text:style-name="P121"><text:span text:style-name="T399">Descripción del caso de uso</text:span><text:span text:style-name="T400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3">
          <table:table-cell table:style-name="TableCell050300" table:number-columns-spanned="4">
            <text:p text:style-name="P124"><text:span text:style-name="T400">registro de las capturas realizadas de pokemons por cada usuario registrado.</text:span></text:p>
          </table:table-cell>
          <table:covered-table-cell/>
          <table:covered-table-cell/>
          <table:covered-table-cell/>
        </table:table-row>
        <table:table-row table:style-name="TableRow0504">
          <table:table-cell table:style-name="TableCell050400" table:number-columns-spanned="4">
            <text:list text:style-name="L127">
              <text:list-item>
                <text:p text:style-name="P127"><text:span text:style-name="T401">Actor(es)</text:span><text:span text:style-name="T402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5">
          <table:table-cell table:style-name="TableCell050500" table:number-columns-spanned="4">
            <text:p text:style-name="P130"><text:span text:style-name="T403">[Actores que interactúan con el caso de uso.]</text:span></text:p>
            <text:p text:style-name="P131"><text:span text:style-name="T404">-Usuario</text:span></text:p>
            <text:p text:style-name="P131"><text:span text:style-name="T404">-Admin</text:span></text:p>
          </table:table-cell>
          <table:covered-table-cell/>
          <table:covered-table-cell/>
          <table:covered-table-cell/>
        </table:table-row>
        <table:table-row table:style-name="TableRow0506">
          <table:table-cell table:style-name="TableCell050600" table:number-columns-spanned="4">
            <text:list text:style-name="L134">
              <text:list-item>
                <text:p text:style-name="P134"><text:span text:style-name="T405">Precondiciones<text:s/></text:span><text:span text:style-name="T406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7">
          <table:table-cell table:style-name="TableCell050700" table:number-columns-spanned="4">
            <text:p text:style-name="P137"><text:span text:style-name="T407">[Condiciones previas a la realización del caso de uso.]</text:span></text:p>
            <text:p text:style-name="P138"><text:span text:style-name="T408">Registrar nuevo usuario </text:span></text:p>
          </table:table-cell>
          <table:covered-table-cell/>
          <table:covered-table-cell/>
          <table:covered-table-cell/>
        </table:table-row>
        <table:table-row table:style-name="TableRow0508">
          <table:table-cell table:style-name="TableCell050800" table:number-columns-spanned="4">
            <text:list text:style-name="L141">
              <text:list-item>
                <text:p text:style-name="P141"><text:span text:style-name="T409">Postcondiciones<text:s/></text:span><text:span text:style-name="T410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09">
          <table:table-cell table:style-name="TableCell050900" table:number-columns-spanned="4">
            <text:p text:style-name="P144"><text:span text:style-name="T411">[Consecuencias luego de la realización.]</text:span></text:p>
            <text:p text:style-name="P145"><text:span text:style-name="T412">- mostrar pokemons capturados</text:span></text:p>
            <text:p text:style-name="P145"><text:span text:style-name="T412">- impirmir el progreso</text:span></text:p>
            <text:p text:style-name="P145"><text:span text:style-name="T412">- insertar nuevos pokemos</text:span></text:p>
            <text:p text:style-name="P145"><text:span text:style-name="T412">- visualizar pokedex</text:span></text:p>
            <text:p text:style-name="P145"><text:span text:style-name="T412">- ver progeso </text:span></text:p>
          </table:table-cell>
          <table:covered-table-cell/>
          <table:covered-table-cell/>
          <table:covered-table-cell/>
        </table:table-row>
        <table:table-row table:style-name="TableRow0510">
          <table:table-cell table:style-name="TableCell051000" table:number-columns-spanned="4">
            <text:list text:style-name="L148">
              <text:list-item>
                <text:p text:style-name="P148"><text:span text:style-name="T413">Flujo principal </text:span></text:p>
              </text:list-item>
            </text:list>
            <text:p text:style-name="P149"><text:span text:style-name="T414">[Pasos que describen la realización del caso de uso. Empieza con la primera acción del actor y el sistema emitirá una respuesta]</text:span><text:span text:style-name="T415"/></text:p>
          </table:table-cell>
          <table:covered-table-cell/>
          <table:covered-table-cell/>
          <table:covered-table-cell/>
        </table:table-row>
        <table:table-row table:style-name="TableRow0511">
          <table:table-cell table:style-name="TableCell051100">
            <text:p text:style-name="P152"><text:span text:style-name="T416">Nº</text:span><text:span text:style-name="T417"/></text:p>
          </table:table-cell>
          <table:table-cell table:style-name="TableCell051101">
            <text:p text:style-name="P152"><text:span text:style-name="T418">Acción del actor</text:span><text:span text:style-name="T419"/></text:p>
          </table:table-cell>
          <table:table-cell table:style-name="TableCell051102" table:number-columns-spanned="2">
            <text:p text:style-name="P153"><text:span text:style-name="T420">Respuesta del sistema</text:span><text:span text:style-name="T421"/></text:p>
          </table:table-cell>
          <table:covered-table-cell/>
        </table:table-row>
        <table:table-row table:style-name="TableRow0512">
          <table:table-cell table:style-name="TableCell051200">
            <text:p text:style-name="P155"><text:span text:style-name="T422">1</text:span><text:span text:style-name="T423"/></text:p>
          </table:table-cell>
          <table:table-cell table:style-name="TableCell051201">
            <text:p text:style-name="P156"><text:span text:style-name="T423">Registrarse en la aplicacion</text:span></text:p>
          </table:table-cell>
          <table:table-cell table:style-name="TableCell051202" table:number-columns-spanned="2">
            <text:p text:style-name="P156"><text:span text:style-name="T423">El usuario queda registrado en la apliacion y puede acceder </text:span></text:p>
          </table:table-cell>
          <table:covered-table-cell/>
        </table:table-row>
        <table:table-row table:style-name="TableRow0513">
          <table:table-cell table:style-name="TableCell051300">
            <text:p text:style-name="P158"><text:span text:style-name="T424">2</text:span><text:span text:style-name="T425"/></text:p>
          </table:table-cell>
          <table:table-cell table:style-name="TableCell051301">
            <text:p text:style-name="P159"><text:span text:style-name="T425">Insertar nuevo pokemon<text:tab/></text:span></text:p>
          </table:table-cell>
          <table:table-cell table:style-name="TableCell051302" table:number-columns-spanned="2">
            <text:p text:style-name="P159"><text:span text:style-name="T425">El programa guarda el pokemon en su base de datos </text:span></text:p>
          </table:table-cell>
          <table:covered-table-cell/>
        </table:table-row>
        <table:table-row table:style-name="TableRow0514">
          <table:table-cell table:style-name="TableCell051400">
            <text:p text:style-name="P161"><text:span text:style-name="T426">3</text:span><text:span text:style-name="T427"/></text:p>
          </table:table-cell>
          <table:table-cell table:style-name="TableCell051401">
            <text:p text:style-name="P162"><text:span text:style-name="T427">Ver progeso</text:span></text:p>
          </table:table-cell>
          <table:table-cell table:style-name="TableCell051402" table:number-columns-spanned="2">
            <text:p text:style-name="P162"><text:span text:style-name="T427">Muestra el progeso que lleva el usuario de pokemon capturados</text:span></text:p>
          </table:table-cell>
          <table:covered-table-cell/>
        </table:table-row>
        <table:table-row table:style-name="TableRow0515">
          <table:table-cell table:style-name="TableCell051500">
            <text:p text:style-name="P164"><text:span text:style-name="T427">4</text:span></text:p>
          </table:table-cell>
          <table:table-cell table:style-name="TableCell051501">
            <text:p text:style-name="P164"><text:span text:style-name="T427">Pedir pokemon por tipo</text:span></text:p>
          </table:table-cell>
          <table:table-cell table:style-name="TableCell051502" table:number-columns-spanned="2">
            <text:p text:style-name="P164"><text:span text:style-name="T427">Muestra todos los pokemos de tipo que ha pedido el usuario</text:span></text:p>
          </table:table-cell>
          <table:covered-table-cell/>
        </table:table-row>
        <table:table-row table:style-name="TableRow0516">
          <table:table-cell table:style-name="TableCell051600" table:number-columns-spanned="4">
            <text:p text:style-name="P167"><text:span text:style-name="T428">7b. Flujo alternativo<text:s/></text:span><text:span text:style-name="T429"><text:line-break/></text:span><text:span text:style-name="T430">[Pasos que describen la realización del caso de uso alternativo]</text:span><text:span text:style-name="T431"/></text:p>
          </table:table-cell>
          <table:covered-table-cell/>
          <table:covered-table-cell/>
          <table:covered-table-cell/>
        </table:table-row>
        <table:table-row table:style-name="TableRow0517">
          <table:table-cell table:style-name="TableCell051700">
            <text:p text:style-name="P170"><text:span text:style-name="T432">Nº</text:span><text:span text:style-name="T433"/></text:p>
          </table:table-cell>
          <table:table-cell table:style-name="TableCell051701">
            <text:p text:style-name="P170"><text:span text:style-name="T434">Acción del actor</text:span><text:span text:style-name="T435"/></text:p>
          </table:table-cell>
          <table:table-cell table:style-name="TableCell051702" table:number-columns-spanned="2">
            <text:p text:style-name="P171"><text:span text:style-name="T436">Respuesta del sistema</text:span><text:span text:style-name="T437"/></text:p>
          </table:table-cell>
          <table:covered-table-cell/>
        </table:table-row>
        <table:table-row table:style-name="TableRow0518">
          <table:table-cell table:style-name="TableCell051800">
            <text:p text:style-name="P173"><text:span text:style-name="T438">1</text:span><text:span text:style-name="T439"/></text:p>
          </table:table-cell>
          <table:table-cell table:style-name="TableCell051801">
            <text:p text:style-name="P174"><text:span text:style-name="T439">El usuario no tiene conexión<text:tab/></text:span></text:p>
          </table:table-cell>
          <table:table-cell table:style-name="TableCell051802" table:number-columns-spanned="2">
            <text:p text:style-name="P174"><text:span text:style-name="T439">El sistema almacena el reporte localmente y lo envía cuando se restablece la conexión</text:span></text:p>
          </table:table-cell>
          <table:covered-table-cell/>
        </table:table-row>
        <table:table-row table:style-name="TableRow0519">
          <table:table-cell table:style-name="TableCell051900">
            <text:p text:style-name="P176"><text:span text:style-name="T440">2</text:span><text:span text:style-name="T441"/></text:p>
          </table:table-cell>
          <table:table-cell table:style-name="TableCell051901">
            <text:p text:style-name="P177"><text:span text:style-name="T441">Faltan datos obligatorios<text:tab/></text:span></text:p>
          </table:table-cell>
          <table:table-cell table:style-name="TableCell051902" table:number-columns-spanned="2">
            <text:p text:style-name="P177"><text:span text:style-name="T441">El sistema informa del error y solicita completar los campos requeridos.</text:span></text:p>
          </table:table-cell>
          <table:covered-table-cell/>
        </table:table-row>
        <table:table-row table:style-name="TableRow0520">
          <table:table-cell table:style-name="TableCell052000">
            <text:p text:style-name="P179"><text:span text:style-name="T442">3</text:span><text:span text:style-name="T443"/></text:p>
          </table:table-cell>
          <table:table-cell table:style-name="TableCell052001">
            <text:p text:style-name="P180"><text:span text:style-name="T443">El Pokémon ya fue capturado</text:span></text:p>
          </table:table-cell>
          <table:table-cell table:style-name="TableCell052002" table:number-columns-spanned="2">
            <text:p text:style-name="P180"><text:span text:style-name="T443">El sistema notifica que ese Pokémon ya está registrado.</text:span></text:p>
          </table:table-cell>
          <table:covered-table-cell/>
        </table:table-row>
        <table:table-row table:style-name="TableRow0521">
          <table:table-cell table:style-name="TableCell052100">
            <text:p text:style-name="P182"><text:span text:style-name="T443"/></text:p>
          </table:table-cell>
          <table:table-cell table:style-name="TableCell052101">
            <text:p text:style-name="P182"><text:span text:style-name="T443"/></text:p>
          </table:table-cell>
          <table:table-cell table:style-name="TableCell052102" table:number-columns-spanned="2">
            <text:p text:style-name="P182"><text:span text:style-name="T443"/></text:p>
          </table:table-cell>
          <table:covered-table-cell/>
        </table:table-row>
        <table:table-row table:style-name="TableRow0522">
          <table:table-cell table:style-name="TableCell052200" table:number-columns-spanned="4">
            <text:list text:style-name="L185">
              <text:list-item>
                <text:p text:style-name="P185"><text:span text:style-name="T444">Requisito asociado (funcional, no funcional)<text:s/></text:span><text:span text:style-name="T445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23">
          <table:table-cell table:style-name="TableCell052300" table:number-columns-spanned="4">
            <text:p text:style-name="P188"><text:span text:style-name="T445">- Permitir el registro de usuarios.</text:span></text:p>
            <text:p text:style-name="P188"><text:span text:style-name="T445"/></text:p>
            <text:p text:style-name="P188"><text:span text:style-name="T445">- Insertar Pokémon capturados.</text:span></text:p>
            <text:p text:style-name="P188"><text:span text:style-name="T445"/></text:p>
            <text:p text:style-name="P188"><text:span text:style-name="T445">- Consultar el progreso del usuario.</text:span></text:p>
            <text:p text:style-name="P188"><text:span text:style-name="T445"/></text:p>
            <text:p text:style-name="P188"><text:span text:style-name="T445">-<text:s text:c="2"/>Filtrar Pokémon por tipo.</text:span></text:p>
            <text:p text:style-name="P188"><text:span text:style-name="T445"/></text:p>
            <text:p text:style-name="P188"><text:span text:style-name="T445">-<text:s text:c="2"/>Visualizar la Pokédex.</text:span></text:p>
          </table:table-cell>
          <table:covered-table-cell/>
          <table:covered-table-cell/>
          <table:covered-table-cell/>
        </table:table-row>
        <table:table-row table:style-name="TableRow0524">
          <table:table-cell table:style-name="TableCell052400" table:number-columns-spanned="4">
            <text:list text:style-name="L191">
              <text:list-item>
                <text:p text:style-name="P191"><text:span text:style-name="T446">Prototipo de interfaz de usuario</text:span><text:span text:style-name="T447"/></text:p>
              </text:list-item>
              <table:covered-table-cell/>
              <table:covered-table-cell/>
              <table:covered-table-cell/>
            </text:list>
          </table:table-cell>
        </table:table-row>
        <table:table-row table:style-name="TableRow0525">
          <table:table-cell table:style-name="TableCell052500" table:number-columns-spanned="4">
            <text:p text:style-name="P194"><text:span text:style-name="T448">FOTO DE LA INTERFAZ</text:span><text:span text:style-name="T449"/></text:p>
          </table:table-cell>
          <table:covered-table-cell/>
          <table:covered-table-cell/>
          <table:covered-table-cell/>
        </table:table-row>
      </table:table>
      <text:p text:style-name="P196"><text:span text:style-name="T449"/></text:p>
      <text:p text:style-name="P197"><text:span text:style-name="T449"/></text:p>
      <text:p text:style-name="P198"><text:span text:style-name="T450">Requisitos Funcionales</text:span></text:p>
      <text:p text:style-name="P198"><text:span text:style-name="T451"><text:s/></text:span><text:span text:style-name="T452">–</text:span><text:span text:style-name="T453"><text:s/>El sistema debe permitir el registro de nuevos usuarios.</text:span></text:p>
      <text:p text:style-name="P199"><text:span text:style-name="T454"/></text:p>
      <text:p text:style-name="P199"><text:span text:style-name="T455"><text:s/></text:span><text:span text:style-name="T456">–</text:span><text:span text:style-name="T457"><text:s/>El sistema debe permitir a los usuarios insertar nuevos Pokémon capturados.</text:span></text:p>
      <text:p text:style-name="P199"><text:span text:style-name="T458"/></text:p>
      <text:p text:style-name="P199"><text:span text:style-name="T459"><text:s/></text:span><text:span text:style-name="T460">–</text:span><text:span text:style-name="T461"><text:s/>El sistema debe mostrar al usuario el progreso de su Pokédex.</text:span></text:p>
      <text:p text:style-name="P199"><text:span text:style-name="T462"/></text:p>
      <text:p text:style-name="P199"><text:span text:style-name="T463"><text:s/></text:span><text:span text:style-name="T464">–</text:span><text:span text:style-name="T465"><text:s/>El sistema debe permitir la búsqueda de Pokémon por tipo.</text:span></text:p>
      <text:p text:style-name="P199"><text:span text:style-name="T466"/></text:p>
      <text:p text:style-name="P199"><text:span text:style-name="T467"><text:s/></text:span><text:span text:style-name="T468">–</text:span><text:span text:style-name="T469"><text:s/>El sistema debe mostrar una vista completa de la Pokédex del usuario.</text:span></text:p>
      <text:p text:style-name="P199"><text:span text:style-name="T470"/></text:p>
      <text:p text:style-name="P199"><text:span text:style-name="T471"><text:s/></text:span><text:span text:style-name="T472">–</text:span><text:span text:style-name="T473"><text:s/>El sistema debe permitir exportar el progreso en un archivo.</text:span></text:p>
      <text:p text:style-name="P200"><text:span text:style-name="T474">Requisitos No Funcionales</text:span></text:p>
      <text:p text:style-name="P200"><text:span text:style-name="T475"/></text:p>
      <text:p text:style-name="P201"><text:span text:style-name="T476"><text:s/>- El sistema debe cargar las interfaces principales en menos de 2 segundos.</text:span></text:p>
      <text:p text:style-name="P201"><text:span text:style-name="T477"/></text:p>
      <text:p text:style-name="P201"><text:span text:style-name="T478"><text:s/></text:span><text:span text:style-name="T479">–</text:span><text:span text:style-name="T480"><text:s/>El sistema debe estar disponible para su uso sin conexión a Internet.</text:span></text:p>
      <text:p text:style-name="P201"><text:span text:style-name="T481"/></text:p>
      <text:p text:style-name="P201"><text:span text:style-name="T482"><text:s/></text:span><text:span text:style-name="T483">–</text:span><text:span text:style-name="T484"><text:s/>El sistema debe ser multiplataforma.</text:span></text:p>
      <text:p text:style-name="P201"><text:span text:style-name="T485"/></text:p>
      <text:p text:style-name="P201"><text:span text:style-name="T486"><text:s/></text:span><text:span text:style-name="T487">–</text:span><text:span text:style-name="T488"><text:s/>El sistema debe guardar los datos de forma persistente en una base de datos.</text:span></text:p>
      <text:p text:style-name="P201"><text:span text:style-name="T489"/></text:p>
      <text:p text:style-name="P201"><text:span text:style-name="T490">–</text:span><text:span text:style-name="T491"><text:s/>El sistema debe mostrar mensajes de error claros cuando haya fallos en la entrada de datos.</text:span></text:p>
      <text:p text:style-name="P201"><text:span text:style-name="T492"/></text:p>
      <text:p text:style-name="P201"><text:span text:style-name="T493"><text:s/></text:span><text:span text:style-name="T494">–</text:span><text:span text:style-name="T495"><text:s/>La interfaz debe ser intuitiva y accesible para usuarios sin experiencia.</text:span></text:p>
      <text:p text:style-name="P202"><text:span text:style-name="T496">Modelado del Sistema (Diseño)</text:span></text:p>
      <text:p text:style-name="P203"><text:span text:style-name="T497">MAMA HUEVO PONE LA FOTO </text:span></text:p>
      <text:p text:style-name="P203"><text:span text:style-name="T498"/></text:p>
      <text:p text:style-name="P204"><text:span text:style-name="T499">Diagrama de clases </text:span></text:p>
      <text:p text:style-name="P205"><text:span text:style-name="T500">MAMA HUEVO PONE LA FOTO </text:span></text:p>
      <text:p text:style-name="P205"><text:span text:style-name="T501"/></text:p>
      <text:p text:style-name="P206"><text:span text:style-name="T502">Diagrama Entidad-Relación</text:span></text:p>
      <text:p text:style-name="P207"><text:span text:style-name="T503">Usando Umbrello</text:span></text:p>
      <text:p text:style-name="P207"><text:span text:style-name="T503">Modela la base de datos (si no se usa ORM directamente desde el diagrama de clases).</text:span></text:p>
      <text:p text:style-name="P207"><text:span text:style-name="T504">🔹</text:span><text:span text:style-name="T505"><text:s/>Ejemplo: Tabla "Aula" con clave primaria idAula y relación 1:N con "Reserva"</text:span></text:p>
      <text:p text:style-name="P207"><text:span text:style-name="T506">MAMA HUEVO PONE LA FOTO </text:span></text:p>
      <text:p text:style-name="P207"><text:span text:style-name="T507"/></text:p>
      <text:p text:style-name="P208"><text:span text:style-name="T508">Diagrama de Actividad </text:span></text:p>
      <text:p text:style-name="P209"><text:span text:style-name="T509">Usando Umbrello</text:span></text:p>
      <text:p text:style-name="P209"><text:span text:style-name="T509">Representa el flujo de actividades para procesos clave.</text:span></text:p>
      <text:p text:style-name="P209"><text:span text:style-name="T510">🔹</text:span><text:span text:style-name="T511"><text:s/>Ejemplo: Flujo para reservar un aula: elegir fecha<text:s/></text:span><text:span text:style-name="T512">→</text:span><text:span text:style-name="T513"><text:s/>comp</text:span></text:p>
      <text:p text:style-name="P209"><text:span text:style-name="T514">MAMA HUEVO PONE LA FOTO </text:span></text:p>
      <text:p text:style-name="P209"><text:span text:style-name="T515"/></text:p>
      <text:p text:style-name="P210"><text:span text:style-name="T516">Diagrama de Estados (Opcional)</text:span></text:p>
      <text:p text:style-name="P211"><text:span text:style-name="T517">Muestra los estados de una entidad y sus transiciones.</text:span></text:p>
      <text:p text:style-name="P211"><text:span text:style-name="T518">🔹</text:span><text:span text:style-name="T519"><text:s/>Ejemplo: Una reserva puede estar en estado Pendiente, Confirmada, o Cancelada.</text:span></text:p>
      <text:p text:style-name="P211"><text:span text:style-name="T520"/></text:p>
      <text:p text:style-name="P212"><text:span text:style-name="T521">Plan de pruebas y validación</text:span></text:p>
      <text:p text:style-name="P213"><text:span text:style-name="T522"/></text:p>
      <text:p text:style-name="P214"><text:span text:style-name="T523">Plan de Pruebas Unitarias</text:span></text:p>
      <text:p text:style-name="P215"><text:span text:style-name="T524">(GitHub + Maven)</text:span></text:p>
      <text:p text:style-name="P215"><text:span text:style-name="T524">Describe las pruebas para verificar que cada unidad del sistema funciona correctamente.</text:span></text:p>
      <text:p text:style-name="P215"><text:span text:style-name="T525">🔹</text:span><text:span text:style-name="T526"><text:s/>Ejemplo: Test unitario para comprobar que no se puede reservar una aula ya ocupada.</text:span></text:p>
      <text:p text:style-name="P216"><text:span text:style-name="T527">Trazabilidad de Requisitos</text:span></text:p>
      <text:p text:style-name="P217"><text:span text:style-name="T528">Relaciona requisitos con sus pruebas para garantizar que todos han sido cubiertos.</text:span></text:p>
      <text:p text:style-name="P217"><text:span text:style-name="T529"/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column table:style-name="TableColumn0605"/>
        <table:table-row table:style-name="TableRow0600">
          <table:table-cell table:style-name="TableCell060000">
            <text:p text:style-name="P219"><text:span text:style-name="T530">RF-ID</text:span><text:span text:style-name="T531"/></text:p>
          </table:table-cell>
          <table:table-cell table:style-name="TableCell060001">
            <text:p text:style-name="P219"><text:span text:style-name="T532">Descripción del Requisito Funcional</text:span><text:span text:style-name="T533"/></text:p>
          </table:table-cell>
          <table:table-cell table:style-name="TableCell060002">
            <text:p text:style-name="P219"><text:span text:style-name="T534">Caso de Uso Relacionado</text:span><text:span text:style-name="T535"/></text:p>
          </table:table-cell>
          <table:table-cell table:style-name="TableCell060003">
            <text:p text:style-name="P219"><text:span text:style-name="T536">Clases Implicadas</text:span><text:span text:style-name="T537"/></text:p>
          </table:table-cell>
          <table:table-cell table:style-name="TableCell060004">
            <text:p text:style-name="P219"><text:span text:style-name="T538">Prueba Unitaria</text:span><text:span text:style-name="T539"/></text:p>
          </table:table-cell>
          <table:table-cell table:style-name="TableCell060005">
            <text:p text:style-name="P219"><text:span text:style-name="T540">Estado</text:span><text:span text:style-name="T541"/></text:p>
          </table:table-cell>
        </table:table-row>
        <table:table-row table:style-name="TableRow0601">
          <table:table-cell table:style-name="TableCell060100">
            <text:p text:style-name="P222"><text:span text:style-name="T542">RF-01</text:span><text:span text:style-name="T543"/></text:p>
          </table:table-cell>
          <table:table-cell table:style-name="TableCell060101">
            <text:p text:style-name="P222"><text:span text:style-name="T544">El usuario podrá iniciar sesión con su correo y contraseña.</text:span><text:span text:style-name="T545"/></text:p>
          </table:table-cell>
          <table:table-cell table:style-name="TableCell060102">
            <text:p text:style-name="P222"><text:span text:style-name="T546">CU-01: Iniciar sesión</text:span><text:span text:style-name="T547"/></text:p>
          </table:table-cell>
          <table:table-cell table:style-name="TableCell060103">
            <text:p text:style-name="P222"><text:span text:style-name="T548">Usuario, Sesión</text:span><text:span text:style-name="T549"/></text:p>
          </table:table-cell>
          <table:table-cell table:style-name="TableCell060104">
            <text:p text:style-name="P222"><text:span text:style-name="T550">testLoginOK()</text:span><text:span text:style-name="T551"/></text:p>
          </table:table-cell>
          <table:table-cell table:style-name="TableCell060105">
            <text:p text:style-name="P222"><text:span text:style-name="T552">Implementado</text:span><text:span text:style-name="T553"/></text:p>
          </table:table-cell>
        </table:table-row>
        <table:table-row table:style-name="TableRow0602">
          <table:table-cell table:style-name="TableCell060200">
            <text:p text:style-name="P224"><text:span text:style-name="T554">RF-02</text:span><text:span text:style-name="T555"/></text:p>
          </table:table-cell>
          <table:table-cell table:style-name="TableCell060201">
            <text:p text:style-name="P224"><text:span text:style-name="T556">El sistema mostrará la disponibilidad de aulas en tiempo real.</text:span><text:span text:style-name="T557"/></text:p>
          </table:table-cell>
          <table:table-cell table:style-name="TableCell060202">
            <text:p text:style-name="P224"><text:span text:style-name="T558">CU-02: Consultar disponibilidad</text:span><text:span text:style-name="T559"/></text:p>
          </table:table-cell>
          <table:table-cell table:style-name="TableCell060203">
            <text:p text:style-name="P224"><text:span text:style-name="T560">Aula, Horario</text:span><text:span text:style-name="T561"/></text:p>
          </table:table-cell>
          <table:table-cell table:style-name="TableCell060204">
            <text:p text:style-name="P224"><text:span text:style-name="T562">testDisponibilidad()</text:span><text:span text:style-name="T563"/></text:p>
          </table:table-cell>
          <table:table-cell table:style-name="TableCell060205">
            <text:p text:style-name="P224"><text:span text:style-name="T564">En desarrollo</text:span><text:span text:style-name="T565"/></text:p>
          </table:table-cell>
        </table:table-row>
        <table:table-row table:style-name="TableRow0603">
          <table:table-cell table:style-name="TableCell060300">
            <text:p text:style-name="P226"><text:span text:style-name="T566">RF-03</text:span><text:span text:style-name="T567"/></text:p>
          </table:table-cell>
          <table:table-cell table:style-name="TableCell060301">
            <text:p text:style-name="P226"><text:span text:style-name="T568">El usuario podrá hacer una reserva indicando día y hora.</text:span><text:span text:style-name="T569"/></text:p>
          </table:table-cell>
          <table:table-cell table:style-name="TableCell060302">
            <text:p text:style-name="P226"><text:span text:style-name="T570">CU-03: Reservar aula</text:span><text:span text:style-name="T571"/></text:p>
          </table:table-cell>
          <table:table-cell table:style-name="TableCell060303">
            <text:p text:style-name="P226"><text:span text:style-name="T572">Reserva, Aula, Usuario</text:span><text:span text:style-name="T573"/></text:p>
          </table:table-cell>
          <table:table-cell table:style-name="TableCell060304">
            <text:p text:style-name="P226"><text:span text:style-name="T574">testCrearReserva()</text:span><text:span text:style-name="T575"/></text:p>
          </table:table-cell>
          <table:table-cell table:style-name="TableCell060305">
            <text:p text:style-name="P226"><text:span text:style-name="T576">Pendiente</text:span><text:span text:style-name="T577"/></text:p>
          </table:table-cell>
        </table:table-row>
        <table:table-row table:style-name="TableRow0604">
          <table:table-cell table:style-name="TableCell060400">
            <text:p text:style-name="P228"><text:span text:style-name="T578">RF-04</text:span><text:span text:style-name="T579"/></text:p>
          </table:table-cell>
          <table:table-cell table:style-name="TableCell060401">
            <text:p text:style-name="P228"><text:span text:style-name="T580">El sistema enviará un correo de confirmación al reservar.</text:span><text:span text:style-name="T581"/></text:p>
          </table:table-cell>
          <table:table-cell table:style-name="TableCell060402">
            <text:p text:style-name="P228"><text:span text:style-name="T582">CU-04: Confirmar reserva</text:span><text:span text:style-name="T583"/></text:p>
          </table:table-cell>
          <table:table-cell table:style-name="TableCell060403">
            <text:p text:style-name="P228"><text:span text:style-name="T584">EmailService, Reserva</text:span><text:span text:style-name="T585"/></text:p>
          </table:table-cell>
          <table:table-cell table:style-name="TableCell060404">
            <text:p text:style-name="P228"><text:span text:style-name="T586">testEnviarCorreo()</text:span><text:span text:style-name="T587"/></text:p>
          </table:table-cell>
          <table:table-cell table:style-name="TableCell060405">
            <text:p text:style-name="P228"><text:span text:style-name="T588">En pruebas</text:span><text:span text:style-name="T589"/></text:p>
          </table:table-cell>
        </table:table-row>
      </table:table>
      <text:p text:style-name="P230"><text:span text:style-name="T589"/></text:p>
      <text:p text:style-name="P230"><text:span text:style-name="T589"/></text:p>
      <text:p text:style-name="P231"><text:span text:style-name="T590">Gestión configuración</text:span></text:p>
      <text:p text:style-name="P232"><text:span text:style-name="T591"/></text:p>
      <text:p text:style-name="P233"><text:span text:style-name="T592">Estructura del repositorio</text:span></text:p>
      <text:p text:style-name="P234"><text:span text:style-name="T593">Detalla la estructura del repositorio, ramas, control de versiones y entregas.</text:span></text:p>
      <text:p text:style-name="P234"><text:span text:style-name="T594">🔹</text:span><text:span text:style-name="T595"><text:s/>Ejemplo: Rama main, ramas de desarrollo: feature/login, feature/reserva.</text:span></text:p>
      <text:p text:style-name="P235"><text:span text:style-name="T596">Gestor del Ciclo de Vida</text:span></text:p>
      <text:p text:style-name="P236"><text:span text:style-name="T597">Explica cómo se automatizan las fases de build, test y deploy usando Maven<text:s text:c="2"/></text:span></text:p>
      <text:p text:style-name="P236"><text:span text:style-name="T598">🔹</text:span><text:span text:style-name="T599"><text:s/>Ejemplo: mvn test ejecuta pruebas unitarias antes de hacer merge.</text:span></text:p>
      <text:p text:style-name="P236"><text:span text:style-name="T600"/></text:p>
      <text:p text:style-name="P236"><text:span text:style-name="T600"/></text:p>
      <text:p text:style-name="P236"><text:span text:style-name="T600"/></text:p>
      <text:p text:style-name="P237"><text:span text:style-name="T601">ANEXOS [OPCIONAL]</text:span></text:p>
      <text:p text:style-name="P238"><text:span text:style-name="T602">&lt;Introduzca contenido y borre cuadro&gt;</text:span></text:p>
      <text:p text:style-name="P238"><text:span text:style-name="T602">Los anexos se usarán para proporcionar información adicional a la documentación obligatoria del documento. Sólo deben aparecer si se consideran oportunos y se identificarán con letras ordenadas alfabéticamente: A, B, C, etc.</text:span></text:p>
      <text:p text:style-name="P238"><text:span text:style-name="T602">A continuación se describen algunos anexos habituales.</text:span></text:p>
      <text:p text:style-name="P239"><text:span text:style-name="T603"/></text:p>
      <text:p text:style-name="P240"><text:span text:style-name="T604">Anexo A: Actas de Reuniones</text:span></text:p>
      <text:p text:style-name="P241"><text:span text:style-name="T605">&lt;Introduzca contenido y borre cuadro&gt;</text:span></text:p>
      <text:p text:style-name="P241"><text:span text:style-name="T605">Este anexo debe contener el catálogo de actas de reuniones que se hayan mantenido, registradas mediante el<text:s text:c="2"/>documento para acta de reuniones propuesto en Madeja.</text:span></text:p>
      <text:p text:style-name="P242"><text:span text:style-name="T606"/></text:p>
      <text:p text:style-name="P243"><text:span text:style-name="T607">Anexo B: Documentación Relevante</text:span></text:p>
      <text:p text:style-name="P244"><text:span text:style-name="T608">&lt;Introduzca contenido y borre cuadro&gt;</text:span></text:p>
      <text:p text:style-name="P244"><text:span text:style-name="T608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span></text:p>
      <text:p text:style-name="P245"><text:span text:style-name="T609"/></text:p>
      <text:p text:style-name="P246"><text:span text:style-name="T610">Anexo C: Glosario de Acrónimos y Abreviaturas</text:span></text:p>
      <text:p text:style-name="P247"><text:span text:style-name="T611">&lt;Introduzca contenido y borre cuadro&gt;</text:span></text:p>
      <text:p text:style-name="P247"><text:span text:style-name="T611">Este anexo debe contener una lista ordenada alfabéticamente de los acrónimos y abreviaturas que aparezcan en el documento.</text:span></text:p>
      <text:p text:style-name="P247"><text:span text:style-name="T611">Para facilitar la reutilización entre proyectos, los acrónimos y abreviaturas comunes a la mayoría de los proyectos aparecerán en este glosario separados de los términos específicos del dominio del problema.</text:span></text:p>
      <text:p text:style-name="P248"><text:span text:style-name="T612"/></text:p>
      <text:p text:style-name="P249"><text:span text:style-name="T612"/></text:p>
      <text:p text:style-name="P249"><text:span text:style-name="T6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